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873.38pt" svg:height="463.07pt" svg:x="1577.34pt" svg:y="156.59pt">
            <loext:p draw:notify-on-update-of-ranges="Sheet1.A1:Sheet1.A501 Sheet1.B1:Sheet1.B501 Sheet1.A1:Sheet1.A501 Sheet1.C1:Sheet1.C501 Sheet1.A1:Sheet1.A501 Sheet1.D1:Sheet1.D501 Sheet1.A1:Sheet1.A501 Sheet1.E1:Sheet1.E501 Sheet1.A1:Sheet1.A501 Sheet1.F1:Sheet1.F501 Sheet1.A1:Sheet1.A501 Sheet1.G1:Sheet1.G501 Sheet1.A1:Sheet1.A501 Sheet1.H1:Sheet1.H5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231.37pt" svg:y="297.95pt">
            <loext:p draw:notify-on-update-of-ranges="Sheet1.A1:Sheet1.A501 Sheet1.J1:Sheet1.J501 Sheet1.A1:Sheet1.A501 Sheet1.K1:Sheet1.K501 Sheet1.A1:Sheet1.A501 Sheet1.L1:Sheet1.L5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153.59pt" svg:y="16.58pt">
            <loext:p draw:notify-on-update-of-ranges="Sheet1.A1:Sheet1.A501 Sheet1.N1:Sheet1.N501 Sheet1.A1:Sheet1.A501 Sheet1.O1:Sheet1.O501 Sheet1.A1:Sheet1.A501 Sheet1.P1:Sheet1.P50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-0.65" calcext:value-type="float">
            <text:p>-0.65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319048" calcext:value-type="float">
            <text:p>0.319048</text:p>
          </table:table-cell>
          <table:table-cell table:style-name="ce1" office:value-type="float" office:value="3.36778E-018" calcext:value-type="float">
            <text:p>3.37E-18</text:p>
          </table:table-cell>
          <table:table-cell office:value-type="float" office:value="0.878589" calcext:value-type="float">
            <text:p>0.878589</text:p>
          </table:table-cell>
          <table:table-cell office:value-type="string" calcext:value-type="string">
            <text:p><text:s/></text:p>
          </table:table-cell>
          <table:table-cell office:value-type="float" office:value="-1.5708" calcext:value-type="float">
            <text:p>-1.5708</text:p>
          </table:table-cell>
          <table:table-cell table:style-name="ce1" office:value-type="float" office:value="-4.87609E-020" calcext:value-type="float">
            <text:p>-4.88E-20</text:p>
          </table:table-cell>
          <table:table-cell office:value-type="float" office:value="-1.57" calcext:value-type="float">
            <text:p>-1.5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65" calcext:value-type="float">
            <text:p>-0.65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319048" calcext:value-type="float">
            <text:p>0.319048</text:p>
          </table:table-cell>
          <table:table-cell table:style-name="ce1" office:value-type="float" office:value="3.36778E-018" calcext:value-type="float">
            <text:p>3.37E-18</text:p>
          </table:table-cell>
          <table:table-cell office:value-type="float" office:value="0.878589" calcext:value-type="float">
            <text:p>0.878589</text:p>
          </table:table-cell>
          <table:table-cell office:value-type="string" calcext:value-type="string">
            <text:p><text:s/></text:p>
          </table:table-cell>
          <table:table-cell office:value-type="float" office:value="-1.5708" calcext:value-type="float">
            <text:p>-1.5708</text:p>
          </table:table-cell>
          <table:table-cell table:style-name="ce1" office:value-type="float" office:value="-4.87609E-020" calcext:value-type="float">
            <text:p>-4.88E-20</text:p>
          </table:table-cell>
          <table:table-cell office:value-type="float" office:value="-1.57" calcext:value-type="float">
            <text:p>-1.57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0167532" calcext:value-type="float">
            <text:p>-0.0167532</text:p>
          </table:table-cell>
          <table:table-cell office:value-type="float" office:value="-0.651075" calcext:value-type="float">
            <text:p>-0.651075</text:p>
          </table:table-cell>
          <table:table-cell office:value-type="float" office:value="-0.019696" calcext:value-type="float">
            <text:p>-0.019696</text:p>
          </table:table-cell>
          <table:table-cell office:value-type="float" office:value="1.80001" calcext:value-type="float">
            <text:p>1.80001</text:p>
          </table:table-cell>
          <table:table-cell office:value-type="float" office:value="-0.00611877" calcext:value-type="float">
            <text:p>-0.00611877</text:p>
          </table:table-cell>
          <table:table-cell office:value-type="float" office:value="0.420383" calcext:value-type="float">
            <text:p>0.420383</text:p>
          </table:table-cell>
          <table:table-cell table:style-name="ce1" office:value-type="float" office:value="-0.000882877" calcext:value-type="float">
            <text:p>-8.83E-04</text:p>
          </table:table-cell>
          <table:table-cell office:value-type="string" calcext:value-type="string">
            <text:p><text:s/></text:p>
          </table:table-cell>
          <table:table-cell office:value-type="float" office:value="0.318102" calcext:value-type="float">
            <text:p>0.318102</text:p>
          </table:table-cell>
          <table:table-cell office:value-type="float" office:value="-0.0173755" calcext:value-type="float">
            <text:p>-0.0173755</text:p>
          </table:table-cell>
          <table:table-cell office:value-type="float" office:value="0.878798" calcext:value-type="float">
            <text:p>0.878798</text:p>
          </table:table-cell>
          <table:table-cell office:value-type="string" calcext:value-type="string">
            <text:p><text:s/></text:p>
          </table:table-cell>
          <table:table-cell office:value-type="float" office:value="-1.60572" calcext:value-type="float">
            <text:p>-1.60572</text:p>
          </table:table-cell>
          <table:table-cell office:value-type="float" office:value="0.00547065" calcext:value-type="float">
            <text:p>0.00547065</text:p>
          </table:table-cell>
          <table:table-cell office:value-type="float" office:value="-1.56944" calcext:value-type="float">
            <text:p>-1.5694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0336607" calcext:value-type="float">
            <text:p>-0.0336607</text:p>
          </table:table-cell>
          <table:table-cell office:value-type="float" office:value="-0.652159" calcext:value-type="float">
            <text:p>-0.652159</text:p>
          </table:table-cell>
          <table:table-cell office:value-type="float" office:value="-0.03957" calcext:value-type="float">
            <text:p>-0.03957</text:p>
          </table:table-cell>
          <table:table-cell office:value-type="float" office:value="1.80002" calcext:value-type="float">
            <text:p>1.80002</text:p>
          </table:table-cell>
          <table:table-cell office:value-type="float" office:value="-0.0122912" calcext:value-type="float">
            <text:p>-0.0122912</text:p>
          </table:table-cell>
          <table:table-cell office:value-type="float" office:value="0.420848" calcext:value-type="float">
            <text:p>0.420848</text:p>
          </table:table-cell>
          <table:table-cell office:value-type="float" office:value="-0.00176678" calcext:value-type="float">
            <text:p>-0.00176678</text:p>
          </table:table-cell>
          <table:table-cell office:value-type="string" calcext:value-type="string">
            <text:p><text:s/></text:p>
          </table:table-cell>
          <table:table-cell office:value-type="float" office:value="0.316451" calcext:value-type="float">
            <text:p>0.316451</text:p>
          </table:table-cell>
          <table:table-cell office:value-type="float" office:value="-0.0348608" calcext:value-type="float">
            <text:p>-0.0348608</text:p>
          </table:table-cell>
          <table:table-cell office:value-type="float" office:value="0.878853" calcext:value-type="float">
            <text:p>0.878853</text:p>
          </table:table-cell>
          <table:table-cell office:value-type="string" calcext:value-type="string">
            <text:p><text:s/></text:p>
          </table:table-cell>
          <table:table-cell office:value-type="float" office:value="-1.64096" calcext:value-type="float">
            <text:p>-1.64096</text:p>
          </table:table-cell>
          <table:table-cell office:value-type="float" office:value="0.0110341" calcext:value-type="float">
            <text:p>0.0110341</text:p>
          </table:table-cell>
          <table:table-cell office:value-type="float" office:value="-1.56918" calcext:value-type="float">
            <text:p>-1.5691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0504797" calcext:value-type="float">
            <text:p>-0.0504797</text:p>
          </table:table-cell>
          <table:table-cell office:value-type="float" office:value="-0.653336" calcext:value-type="float">
            <text:p>-0.653336</text:p>
          </table:table-cell>
          <table:table-cell office:value-type="float" office:value="-0.0593315" calcext:value-type="float">
            <text:p>-0.0593315</text:p>
          </table:table-cell>
          <table:table-cell office:value-type="float" office:value="1.79988" calcext:value-type="float">
            <text:p>1.79988</text:p>
          </table:table-cell>
          <table:table-cell office:value-type="float" office:value="-0.0184317" calcext:value-type="float">
            <text:p>-0.0184317</text:p>
          </table:table-cell>
          <table:table-cell office:value-type="float" office:value="0.421297" calcext:value-type="float">
            <text:p>0.421297</text:p>
          </table:table-cell>
          <table:table-cell office:value-type="float" office:value="-0.00264252" calcext:value-type="float">
            <text:p>-0.00264252</text:p>
          </table:table-cell>
          <table:table-cell office:value-type="string" calcext:value-type="string">
            <text:p><text:s/></text:p>
          </table:table-cell>
          <table:table-cell office:value-type="float" office:value="0.31403" calcext:value-type="float">
            <text:p>0.31403</text:p>
          </table:table-cell>
          <table:table-cell office:value-type="float" office:value="-0.0521724" calcext:value-type="float">
            <text:p>-0.0521724</text:p>
          </table:table-cell>
          <table:table-cell office:value-type="float" office:value="0.878885" calcext:value-type="float">
            <text:p>0.878885</text:p>
          </table:table-cell>
          <table:table-cell office:value-type="string" calcext:value-type="string">
            <text:p><text:s/></text:p>
          </table:table-cell>
          <table:table-cell office:value-type="float" office:value="-1.67599" calcext:value-type="float">
            <text:p>-1.67599</text:p>
          </table:table-cell>
          <table:table-cell office:value-type="float" office:value="0.0166032" calcext:value-type="float">
            <text:p>0.0166032</text:p>
          </table:table-cell>
          <table:table-cell office:value-type="float" office:value="-1.5689" calcext:value-type="float">
            <text:p>-1.568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0671648" calcext:value-type="float">
            <text:p>-0.0671648</text:p>
          </table:table-cell>
          <table:table-cell office:value-type="float" office:value="-0.6546" calcext:value-type="float">
            <text:p>-0.6546</text:p>
          </table:table-cell>
          <table:table-cell office:value-type="float" office:value="-0.0789277" calcext:value-type="float">
            <text:p>-0.0789277</text:p>
          </table:table-cell>
          <table:table-cell office:value-type="float" office:value="1.79957" calcext:value-type="float">
            <text:p>1.79957</text:p>
          </table:table-cell>
          <table:table-cell office:value-type="float" office:value="-0.0245236" calcext:value-type="float">
            <text:p>-0.0245236</text:p>
          </table:table-cell>
          <table:table-cell office:value-type="float" office:value="0.421726" calcext:value-type="float">
            <text:p>0.421726</text:p>
          </table:table-cell>
          <table:table-cell office:value-type="float" office:value="-0.00350799" calcext:value-type="float">
            <text:p>-0.00350799</text:p>
          </table:table-cell>
          <table:table-cell office:value-type="string" calcext:value-type="string">
            <text:p><text:s/></text:p>
          </table:table-cell>
          <table:table-cell office:value-type="float" office:value="0.310864" calcext:value-type="float">
            <text:p>0.310864</text:p>
          </table:table-cell>
          <table:table-cell office:value-type="float" office:value="-0.0692368" calcext:value-type="float">
            <text:p>-0.0692368</text:p>
          </table:table-cell>
          <table:table-cell office:value-type="float" office:value="0.878893" calcext:value-type="float">
            <text:p>0.878893</text:p>
          </table:table-cell>
          <table:table-cell office:value-type="string" calcext:value-type="string">
            <text:p><text:s/></text:p>
          </table:table-cell>
          <table:table-cell office:value-type="float" office:value="-1.71073" calcext:value-type="float">
            <text:p>-1.71073</text:p>
          </table:table-cell>
          <table:table-cell office:value-type="float" office:value="0.0221642" calcext:value-type="float">
            <text:p>0.0221642</text:p>
          </table:table-cell>
          <table:table-cell office:value-type="float" office:value="-1.56858" calcext:value-type="float">
            <text:p>-1.5685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0836723" calcext:value-type="float">
            <text:p>-0.0836723</text:p>
          </table:table-cell>
          <table:table-cell office:value-type="float" office:value="-0.655942" calcext:value-type="float">
            <text:p>-0.655942</text:p>
          </table:table-cell>
          <table:table-cell office:value-type="float" office:value="-0.0983078" calcext:value-type="float">
            <text:p>-0.0983078</text:p>
          </table:table-cell>
          <table:table-cell office:value-type="float" office:value="1.79912" calcext:value-type="float">
            <text:p>1.79912</text:p>
          </table:table-cell>
          <table:table-cell office:value-type="float" office:value="-0.0305507" calcext:value-type="float">
            <text:p>-0.0305507</text:p>
          </table:table-cell>
          <table:table-cell office:value-type="float" office:value="0.422136" calcext:value-type="float">
            <text:p>0.422136</text:p>
          </table:table-cell>
          <table:table-cell office:value-type="float" office:value="-0.00436119" calcext:value-type="float">
            <text:p>-0.00436119</text:p>
          </table:table-cell>
          <table:table-cell office:value-type="string" calcext:value-type="string">
            <text:p><text:s/></text:p>
          </table:table-cell>
          <table:table-cell office:value-type="float" office:value="0.30699" calcext:value-type="float">
            <text:p>0.30699</text:p>
          </table:table-cell>
          <table:table-cell office:value-type="float" office:value="-0.085985" calcext:value-type="float">
            <text:p>-0.085985</text:p>
          </table:table-cell>
          <table:table-cell office:value-type="float" office:value="0.878877" calcext:value-type="float">
            <text:p>0.878877</text:p>
          </table:table-cell>
          <table:table-cell office:value-type="string" calcext:value-type="string">
            <text:p><text:s/></text:p>
          </table:table-cell>
          <table:table-cell office:value-type="float" office:value="-1.74509" calcext:value-type="float">
            <text:p>-1.74509</text:p>
          </table:table-cell>
          <table:table-cell office:value-type="float" office:value="0.0277032" calcext:value-type="float">
            <text:p>0.0277032</text:p>
          </table:table-cell>
          <table:table-cell office:value-type="float" office:value="-1.56823" calcext:value-type="float">
            <text:p>-1.5682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0999612" calcext:value-type="float">
            <text:p>-0.0999612</text:p>
          </table:table-cell>
          <table:table-cell office:value-type="float" office:value="-0.657356" calcext:value-type="float">
            <text:p>-0.657356</text:p>
          </table:table-cell>
          <table:table-cell office:value-type="float" office:value="-0.117424" calcext:value-type="float">
            <text:p>-0.117424</text:p>
          </table:table-cell>
          <table:table-cell office:value-type="float" office:value="1.79853" calcext:value-type="float">
            <text:p>1.79853</text:p>
          </table:table-cell>
          <table:table-cell office:value-type="float" office:value="-0.0364979" calcext:value-type="float">
            <text:p>-0.0364979</text:p>
          </table:table-cell>
          <table:table-cell office:value-type="float" office:value="0.422525" calcext:value-type="float">
            <text:p>0.422525</text:p>
          </table:table-cell>
          <table:table-cell office:value-type="float" office:value="-0.0052003" calcext:value-type="float">
            <text:p>-0.0052003</text:p>
          </table:table-cell>
          <table:table-cell office:value-type="string" calcext:value-type="string">
            <text:p><text:s/></text:p>
          </table:table-cell>
          <table:table-cell office:value-type="float" office:value="0.302448" calcext:value-type="float">
            <text:p>0.302448</text:p>
          </table:table-cell>
          <table:table-cell office:value-type="float" office:value="-0.102354" calcext:value-type="float">
            <text:p>-0.102354</text:p>
          </table:table-cell>
          <table:table-cell office:value-type="float" office:value="0.878836" calcext:value-type="float">
            <text:p>0.878836</text:p>
          </table:table-cell>
          <table:table-cell office:value-type="string" calcext:value-type="string">
            <text:p><text:s/></text:p>
          </table:table-cell>
          <table:table-cell office:value-type="float" office:value="-1.77899" calcext:value-type="float">
            <text:p>-1.77899</text:p>
          </table:table-cell>
          <table:table-cell office:value-type="float" office:value="0.0332068" calcext:value-type="float">
            <text:p>0.0332068</text:p>
          </table:table-cell>
          <table:table-cell office:value-type="float" office:value="-1.56787" calcext:value-type="float">
            <text:p>-1.5678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115994" calcext:value-type="float">
            <text:p>-0.115994</text:p>
          </table:table-cell>
          <table:table-cell office:value-type="float" office:value="-0.658831" calcext:value-type="float">
            <text:p>-0.658831</text:p>
          </table:table-cell>
          <table:table-cell office:value-type="float" office:value="-0.136233" calcext:value-type="float">
            <text:p>-0.136233</text:p>
          </table:table-cell>
          <table:table-cell office:value-type="float" office:value="1.7978" calcext:value-type="float">
            <text:p>1.7978</text:p>
          </table:table-cell>
          <table:table-cell office:value-type="float" office:value="-0.0423513" calcext:value-type="float">
            <text:p>-0.0423513</text:p>
          </table:table-cell>
          <table:table-cell office:value-type="float" office:value="0.422891" calcext:value-type="float">
            <text:p>0.422891</text:p>
          </table:table-cell>
          <table:table-cell office:value-type="float" office:value="-0.00602374" calcext:value-type="float">
            <text:p>-0.00602374</text:p>
          </table:table-cell>
          <table:table-cell office:value-type="string" calcext:value-type="string">
            <text:p><text:s/></text:p>
          </table:table-cell>
          <table:table-cell office:value-type="float" office:value="0.297287" calcext:value-type="float">
            <text:p>0.297287</text:p>
          </table:table-cell>
          <table:table-cell office:value-type="float" office:value="-0.118287" calcext:value-type="float">
            <text:p>-0.118287</text:p>
          </table:table-cell>
          <table:table-cell office:value-type="float" office:value="0.87877" calcext:value-type="float">
            <text:p>0.87877</text:p>
          </table:table-cell>
          <table:table-cell office:value-type="string" calcext:value-type="string">
            <text:p><text:s/></text:p>
          </table:table-cell>
          <table:table-cell office:value-type="float" office:value="-1.81235" calcext:value-type="float">
            <text:p>-1.81235</text:p>
          </table:table-cell>
          <table:table-cell office:value-type="float" office:value="0.0386618" calcext:value-type="float">
            <text:p>0.0386618</text:p>
          </table:table-cell>
          <table:table-cell office:value-type="float" office:value="-1.56748" calcext:value-type="float">
            <text:p>-1.5674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0.131736" calcext:value-type="float">
            <text:p>-0.131736</text:p>
          </table:table-cell>
          <table:table-cell office:value-type="float" office:value="-0.660361" calcext:value-type="float">
            <text:p>-0.660361</text:p>
          </table:table-cell>
          <table:table-cell office:value-type="float" office:value="-0.154695" calcext:value-type="float">
            <text:p>-0.154695</text:p>
          </table:table-cell>
          <table:table-cell office:value-type="float" office:value="1.79694" calcext:value-type="float">
            <text:p>1.79694</text:p>
          </table:table-cell>
          <table:table-cell office:value-type="float" office:value="-0.0480985" calcext:value-type="float">
            <text:p>-0.0480985</text:p>
          </table:table-cell>
          <table:table-cell office:value-type="float" office:value="0.423235" calcext:value-type="float">
            <text:p>0.423235</text:p>
          </table:table-cell>
          <table:table-cell office:value-type="float" office:value="-0.00683009" calcext:value-type="float">
            <text:p>-0.00683009</text:p>
          </table:table-cell>
          <table:table-cell office:value-type="string" calcext:value-type="string">
            <text:p><text:s/></text:p>
          </table:table-cell>
          <table:table-cell office:value-type="float" office:value="0.291559" calcext:value-type="float">
            <text:p>0.291559</text:p>
          </table:table-cell>
          <table:table-cell office:value-type="float" office:value="-0.133738" calcext:value-type="float">
            <text:p>-0.133738</text:p>
          </table:table-cell>
          <table:table-cell office:value-type="float" office:value="0.87868" calcext:value-type="float">
            <text:p>0.87868</text:p>
          </table:table-cell>
          <table:table-cell office:value-type="string" calcext:value-type="string">
            <text:p><text:s/></text:p>
          </table:table-cell>
          <table:table-cell office:value-type="float" office:value="-1.8451" calcext:value-type="float">
            <text:p>-1.8451</text:p>
          </table:table-cell>
          <table:table-cell office:value-type="float" office:value="0.044056" calcext:value-type="float">
            <text:p>0.044056</text:p>
          </table:table-cell>
          <table:table-cell office:value-type="float" office:value="-1.56708" calcext:value-type="float">
            <text:p>-1.5670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147159" calcext:value-type="float">
            <text:p>-0.147159</text:p>
          </table:table-cell>
          <table:table-cell office:value-type="float" office:value="-0.661935" calcext:value-type="float">
            <text:p>-0.661935</text:p>
          </table:table-cell>
          <table:table-cell office:value-type="float" office:value="-0.172778" calcext:value-type="float">
            <text:p>-0.172778</text:p>
          </table:table-cell>
          <table:table-cell office:value-type="float" office:value="1.79596" calcext:value-type="float">
            <text:p>1.79596</text:p>
          </table:table-cell>
          <table:table-cell office:value-type="float" office:value="-0.0537285" calcext:value-type="float">
            <text:p>-0.0537285</text:p>
          </table:table-cell>
          <table:table-cell office:value-type="float" office:value="0.423556" calcext:value-type="float">
            <text:p>0.423556</text:p>
          </table:table-cell>
          <table:table-cell office:value-type="float" office:value="-0.00761821" calcext:value-type="float">
            <text:p>-0.00761821</text:p>
          </table:table-cell>
          <table:table-cell office:value-type="string" calcext:value-type="string">
            <text:p><text:s/></text:p>
          </table:table-cell>
          <table:table-cell office:value-type="float" office:value="0.28532" calcext:value-type="float">
            <text:p>0.28532</text:p>
          </table:table-cell>
          <table:table-cell office:value-type="float" office:value="-0.148665" calcext:value-type="float">
            <text:p>-0.148665</text:p>
          </table:table-cell>
          <table:table-cell office:value-type="float" office:value="0.878565" calcext:value-type="float">
            <text:p>0.878565</text:p>
          </table:table-cell>
          <table:table-cell office:value-type="string" calcext:value-type="string">
            <text:p><text:s/></text:p>
          </table:table-cell>
          <table:table-cell office:value-type="float" office:value="-1.87719" calcext:value-type="float">
            <text:p>-1.87719</text:p>
          </table:table-cell>
          <table:table-cell office:value-type="float" office:value="0.0493779" calcext:value-type="float">
            <text:p>0.0493779</text:p>
          </table:table-cell>
          <table:table-cell office:value-type="float" office:value="-1.56667" calcext:value-type="float">
            <text:p>-1.5666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0.147954" calcext:value-type="float">
            <text:p>-0.147954</text:p>
          </table:table-cell>
          <table:table-cell office:value-type="float" office:value="-0.661857" calcext:value-type="float">
            <text:p>-0.661857</text:p>
          </table:table-cell>
          <table:table-cell office:value-type="float" office:value="-0.173736" calcext:value-type="float">
            <text:p>-0.173736</text:p>
          </table:table-cell>
          <table:table-cell office:value-type="float" office:value="1.79611" calcext:value-type="float">
            <text:p>1.79611</text:p>
          </table:table-cell>
          <table:table-cell office:value-type="float" office:value="-0.0540187" calcext:value-type="float">
            <text:p>-0.0540187</text:p>
          </table:table-cell>
          <table:table-cell office:value-type="float" office:value="0.423685" calcext:value-type="float">
            <text:p>0.423685</text:p>
          </table:table-cell>
          <table:table-cell office:value-type="float" office:value="-0.00765565" calcext:value-type="float">
            <text:p>-0.00765565</text:p>
          </table:table-cell>
          <table:table-cell office:value-type="string" calcext:value-type="string">
            <text:p><text:s/></text:p>
          </table:table-cell>
          <table:table-cell office:value-type="float" office:value="0.285111" calcext:value-type="float">
            <text:p>0.285111</text:p>
          </table:table-cell>
          <table:table-cell office:value-type="float" office:value="-0.149456" calcext:value-type="float">
            <text:p>-0.149456</text:p>
          </table:table-cell>
          <table:table-cell office:value-type="float" office:value="0.878375" calcext:value-type="float">
            <text:p>0.878375</text:p>
          </table:table-cell>
          <table:table-cell office:value-type="string" calcext:value-type="string">
            <text:p><text:s/></text:p>
          </table:table-cell>
          <table:table-cell office:value-type="float" office:value="-1.87886" calcext:value-type="float">
            <text:p>-1.87886</text:p>
          </table:table-cell>
          <table:table-cell office:value-type="float" office:value="0.0496424" calcext:value-type="float">
            <text:p>0.0496424</text:p>
          </table:table-cell>
          <table:table-cell office:value-type="float" office:value="-1.56712" calcext:value-type="float">
            <text:p>-1.5671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147899" calcext:value-type="float">
            <text:p>-0.147899</text:p>
          </table:table-cell>
          <table:table-cell office:value-type="float" office:value="-0.661862" calcext:value-type="float">
            <text:p>-0.661862</text:p>
          </table:table-cell>
          <table:table-cell office:value-type="float" office:value="-0.17367" calcext:value-type="float">
            <text:p>-0.17367</text:p>
          </table:table-cell>
          <table:table-cell office:value-type="float" office:value="1.7961" calcext:value-type="float">
            <text:p>1.7961</text:p>
          </table:table-cell>
          <table:table-cell office:value-type="float" office:value="-0.0539987" calcext:value-type="float">
            <text:p>-0.0539987</text:p>
          </table:table-cell>
          <table:table-cell office:value-type="float" office:value="0.423676" calcext:value-type="float">
            <text:p>0.423676</text:p>
          </table:table-cell>
          <table:table-cell office:value-type="float" office:value="-0.00765305" calcext:value-type="float">
            <text:p>-0.00765305</text:p>
          </table:table-cell>
          <table:table-cell office:value-type="string" calcext:value-type="string">
            <text:p><text:s/></text:p>
          </table:table-cell>
          <table:table-cell office:value-type="float" office:value="0.285125" calcext:value-type="float">
            <text:p>0.285125</text:p>
          </table:table-cell>
          <table:table-cell office:value-type="float" office:value="-0.149402" calcext:value-type="float">
            <text:p>-0.149402</text:p>
          </table:table-cell>
          <table:table-cell office:value-type="float" office:value="0.878388" calcext:value-type="float">
            <text:p>0.878388</text:p>
          </table:table-cell>
          <table:table-cell office:value-type="string" calcext:value-type="string">
            <text:p><text:s/></text:p>
          </table:table-cell>
          <table:table-cell office:value-type="float" office:value="-1.87874" calcext:value-type="float">
            <text:p>-1.87874</text:p>
          </table:table-cell>
          <table:table-cell office:value-type="float" office:value="0.0496242" calcext:value-type="float">
            <text:p>0.0496242</text:p>
          </table:table-cell>
          <table:table-cell office:value-type="float" office:value="-1.56709" calcext:value-type="float">
            <text:p>-1.567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0.147903" calcext:value-type="float">
            <text:p>-0.147903</text:p>
          </table:table-cell>
          <table:table-cell office:value-type="float" office:value="-0.661861" calcext:value-type="float">
            <text:p>-0.661861</text:p>
          </table:table-cell>
          <table:table-cell office:value-type="float" office:value="-0.173675" calcext:value-type="float">
            <text:p>-0.173675</text:p>
          </table:table-cell>
          <table:table-cell office:value-type="float" office:value="1.7961" calcext:value-type="float">
            <text:p>1.7961</text:p>
          </table:table-cell>
          <table:table-cell office:value-type="float" office:value="-0.0540001" calcext:value-type="float">
            <text:p>-0.0540001</text:p>
          </table:table-cell>
          <table:table-cell office:value-type="float" office:value="0.423677" calcext:value-type="float">
            <text:p>0.423677</text:p>
          </table:table-cell>
          <table:table-cell office:value-type="float" office:value="-0.00765323" calcext:value-type="float">
            <text:p>-0.00765323</text:p>
          </table:table-cell>
          <table:table-cell office:value-type="string" calcext:value-type="string">
            <text:p><text:s/></text:p>
          </table:table-cell>
          <table:table-cell office:value-type="float" office:value="0.285124" calcext:value-type="float">
            <text:p>0.285124</text:p>
          </table:table-cell>
          <table:table-cell office:value-type="float" office:value="-0.149406" calcext:value-type="float">
            <text:p>-0.149406</text:p>
          </table:table-cell>
          <table:table-cell office:value-type="float" office:value="0.878387" calcext:value-type="float">
            <text:p>0.878387</text:p>
          </table:table-cell>
          <table:table-cell office:value-type="string" calcext:value-type="string">
            <text:p><text:s/></text:p>
          </table:table-cell>
          <table:table-cell office:value-type="float" office:value="-1.87875" calcext:value-type="float">
            <text:p>-1.87875</text:p>
          </table:table-cell>
          <table:table-cell office:value-type="float" office:value="0.0496255" calcext:value-type="float">
            <text:p>0.0496255</text:p>
          </table:table-cell>
          <table:table-cell office:value-type="float" office:value="-1.56709" calcext:value-type="float">
            <text:p>-1.567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147902" calcext:value-type="float">
            <text:p>-0.147902</text:p>
          </table:table-cell>
          <table:table-cell office:value-type="float" office:value="-0.661861" calcext:value-type="float">
            <text:p>-0.661861</text:p>
          </table:table-cell>
          <table:table-cell office:value-type="float" office:value="-0.173675" calcext:value-type="float">
            <text:p>-0.173675</text:p>
          </table:table-cell>
          <table:table-cell office:value-type="float" office:value="1.7961" calcext:value-type="float">
            <text:p>1.7961</text:p>
          </table:table-cell>
          <table:table-cell office:value-type="float" office:value="-0.054" calcext:value-type="float">
            <text:p>-0.054</text:p>
          </table:table-cell>
          <table:table-cell office:value-type="float" office:value="0.423677" calcext:value-type="float">
            <text:p>0.423677</text:p>
          </table:table-cell>
          <table:table-cell office:value-type="float" office:value="-0.00765322" calcext:value-type="float">
            <text:p>-0.00765322</text:p>
          </table:table-cell>
          <table:table-cell office:value-type="string" calcext:value-type="string">
            <text:p><text:s/></text:p>
          </table:table-cell>
          <table:table-cell office:value-type="float" office:value="0.285124" calcext:value-type="float">
            <text:p>0.285124</text:p>
          </table:table-cell>
          <table:table-cell office:value-type="float" office:value="-0.149405" calcext:value-type="float">
            <text:p>-0.149405</text:p>
          </table:table-cell>
          <table:table-cell office:value-type="float" office:value="0.878387" calcext:value-type="float">
            <text:p>0.878387</text:p>
          </table:table-cell>
          <table:table-cell office:value-type="string" calcext:value-type="string">
            <text:p><text:s/></text:p>
          </table:table-cell>
          <table:table-cell office:value-type="float" office:value="-1.87875" calcext:value-type="float">
            <text:p>-1.87875</text:p>
          </table:table-cell>
          <table:table-cell office:value-type="float" office:value="0.0496254" calcext:value-type="float">
            <text:p>0.0496254</text:p>
          </table:table-cell>
          <table:table-cell office:value-type="float" office:value="-1.56709" calcext:value-type="float">
            <text:p>-1.567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147902" calcext:value-type="float">
            <text:p>-0.147902</text:p>
          </table:table-cell>
          <table:table-cell office:value-type="float" office:value="-0.661861" calcext:value-type="float">
            <text:p>-0.661861</text:p>
          </table:table-cell>
          <table:table-cell office:value-type="float" office:value="-0.173675" calcext:value-type="float">
            <text:p>-0.173675</text:p>
          </table:table-cell>
          <table:table-cell office:value-type="float" office:value="1.7961" calcext:value-type="float">
            <text:p>1.7961</text:p>
          </table:table-cell>
          <table:table-cell office:value-type="float" office:value="-0.054" calcext:value-type="float">
            <text:p>-0.054</text:p>
          </table:table-cell>
          <table:table-cell office:value-type="float" office:value="0.423677" calcext:value-type="float">
            <text:p>0.423677</text:p>
          </table:table-cell>
          <table:table-cell office:value-type="float" office:value="-0.00765322" calcext:value-type="float">
            <text:p>-0.00765322</text:p>
          </table:table-cell>
          <table:table-cell office:value-type="string" calcext:value-type="string">
            <text:p><text:s/></text:p>
          </table:table-cell>
          <table:table-cell office:value-type="float" office:value="0.285124" calcext:value-type="float">
            <text:p>0.285124</text:p>
          </table:table-cell>
          <table:table-cell office:value-type="float" office:value="-0.149405" calcext:value-type="float">
            <text:p>-0.149405</text:p>
          </table:table-cell>
          <table:table-cell office:value-type="float" office:value="0.878387" calcext:value-type="float">
            <text:p>0.878387</text:p>
          </table:table-cell>
          <table:table-cell office:value-type="string" calcext:value-type="string">
            <text:p><text:s/></text:p>
          </table:table-cell>
          <table:table-cell office:value-type="float" office:value="-1.87875" calcext:value-type="float">
            <text:p>-1.87875</text:p>
          </table:table-cell>
          <table:table-cell office:value-type="float" office:value="0.0496254" calcext:value-type="float">
            <text:p>0.0496254</text:p>
          </table:table-cell>
          <table:table-cell office:value-type="float" office:value="-1.56709" calcext:value-type="float">
            <text:p>-1.567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147902" calcext:value-type="float">
            <text:p>-0.147902</text:p>
          </table:table-cell>
          <table:table-cell office:value-type="float" office:value="-0.661861" calcext:value-type="float">
            <text:p>-0.661861</text:p>
          </table:table-cell>
          <table:table-cell office:value-type="float" office:value="-0.173675" calcext:value-type="float">
            <text:p>-0.173675</text:p>
          </table:table-cell>
          <table:table-cell office:value-type="float" office:value="1.7961" calcext:value-type="float">
            <text:p>1.7961</text:p>
          </table:table-cell>
          <table:table-cell office:value-type="float" office:value="-0.054" calcext:value-type="float">
            <text:p>-0.054</text:p>
          </table:table-cell>
          <table:table-cell office:value-type="float" office:value="0.423677" calcext:value-type="float">
            <text:p>0.423677</text:p>
          </table:table-cell>
          <table:table-cell office:value-type="float" office:value="-0.00765322" calcext:value-type="float">
            <text:p>-0.00765322</text:p>
          </table:table-cell>
          <table:table-cell office:value-type="string" calcext:value-type="string">
            <text:p><text:s/></text:p>
          </table:table-cell>
          <table:table-cell office:value-type="float" office:value="0.285124" calcext:value-type="float">
            <text:p>0.285124</text:p>
          </table:table-cell>
          <table:table-cell office:value-type="float" office:value="-0.149405" calcext:value-type="float">
            <text:p>-0.149405</text:p>
          </table:table-cell>
          <table:table-cell office:value-type="float" office:value="0.878387" calcext:value-type="float">
            <text:p>0.878387</text:p>
          </table:table-cell>
          <table:table-cell office:value-type="string" calcext:value-type="string">
            <text:p><text:s/></text:p>
          </table:table-cell>
          <table:table-cell office:value-type="float" office:value="-1.87875" calcext:value-type="float">
            <text:p>-1.87875</text:p>
          </table:table-cell>
          <table:table-cell office:value-type="float" office:value="0.0496254" calcext:value-type="float">
            <text:p>0.0496254</text:p>
          </table:table-cell>
          <table:table-cell office:value-type="float" office:value="-1.56709" calcext:value-type="float">
            <text:p>-1.567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147902" calcext:value-type="float">
            <text:p>-0.147902</text:p>
          </table:table-cell>
          <table:table-cell office:value-type="float" office:value="-0.661861" calcext:value-type="float">
            <text:p>-0.661861</text:p>
          </table:table-cell>
          <table:table-cell office:value-type="float" office:value="-0.173675" calcext:value-type="float">
            <text:p>-0.173675</text:p>
          </table:table-cell>
          <table:table-cell office:value-type="float" office:value="1.7961" calcext:value-type="float">
            <text:p>1.7961</text:p>
          </table:table-cell>
          <table:table-cell office:value-type="float" office:value="-0.054" calcext:value-type="float">
            <text:p>-0.054</text:p>
          </table:table-cell>
          <table:table-cell office:value-type="float" office:value="0.423677" calcext:value-type="float">
            <text:p>0.423677</text:p>
          </table:table-cell>
          <table:table-cell office:value-type="float" office:value="-0.00765322" calcext:value-type="float">
            <text:p>-0.00765322</text:p>
          </table:table-cell>
          <table:table-cell office:value-type="string" calcext:value-type="string">
            <text:p><text:s/></text:p>
          </table:table-cell>
          <table:table-cell office:value-type="float" office:value="0.285124" calcext:value-type="float">
            <text:p>0.285124</text:p>
          </table:table-cell>
          <table:table-cell office:value-type="float" office:value="-0.149405" calcext:value-type="float">
            <text:p>-0.149405</text:p>
          </table:table-cell>
          <table:table-cell office:value-type="float" office:value="0.878387" calcext:value-type="float">
            <text:p>0.878387</text:p>
          </table:table-cell>
          <table:table-cell office:value-type="string" calcext:value-type="string">
            <text:p><text:s/></text:p>
          </table:table-cell>
          <table:table-cell office:value-type="float" office:value="-1.87875" calcext:value-type="float">
            <text:p>-1.87875</text:p>
          </table:table-cell>
          <table:table-cell office:value-type="float" office:value="0.0496254" calcext:value-type="float">
            <text:p>0.0496254</text:p>
          </table:table-cell>
          <table:table-cell office:value-type="float" office:value="-1.56709" calcext:value-type="float">
            <text:p>-1.567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147902" calcext:value-type="float">
            <text:p>-0.147902</text:p>
          </table:table-cell>
          <table:table-cell office:value-type="float" office:value="-0.661861" calcext:value-type="float">
            <text:p>-0.661861</text:p>
          </table:table-cell>
          <table:table-cell office:value-type="float" office:value="-0.173675" calcext:value-type="float">
            <text:p>-0.173675</text:p>
          </table:table-cell>
          <table:table-cell office:value-type="float" office:value="1.7961" calcext:value-type="float">
            <text:p>1.7961</text:p>
          </table:table-cell>
          <table:table-cell office:value-type="float" office:value="-0.054" calcext:value-type="float">
            <text:p>-0.054</text:p>
          </table:table-cell>
          <table:table-cell office:value-type="float" office:value="0.423677" calcext:value-type="float">
            <text:p>0.423677</text:p>
          </table:table-cell>
          <table:table-cell office:value-type="float" office:value="-0.00765322" calcext:value-type="float">
            <text:p>-0.00765322</text:p>
          </table:table-cell>
          <table:table-cell office:value-type="string" calcext:value-type="string">
            <text:p><text:s/></text:p>
          </table:table-cell>
          <table:table-cell office:value-type="float" office:value="0.285124" calcext:value-type="float">
            <text:p>0.285124</text:p>
          </table:table-cell>
          <table:table-cell office:value-type="float" office:value="-0.149405" calcext:value-type="float">
            <text:p>-0.149405</text:p>
          </table:table-cell>
          <table:table-cell office:value-type="float" office:value="0.878387" calcext:value-type="float">
            <text:p>0.878387</text:p>
          </table:table-cell>
          <table:table-cell office:value-type="string" calcext:value-type="string">
            <text:p><text:s/></text:p>
          </table:table-cell>
          <table:table-cell office:value-type="float" office:value="-1.87875" calcext:value-type="float">
            <text:p>-1.87875</text:p>
          </table:table-cell>
          <table:table-cell office:value-type="float" office:value="0.0496254" calcext:value-type="float">
            <text:p>0.0496254</text:p>
          </table:table-cell>
          <table:table-cell office:value-type="float" office:value="-1.56709" calcext:value-type="float">
            <text:p>-1.567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0.147902" calcext:value-type="float">
            <text:p>-0.147902</text:p>
          </table:table-cell>
          <table:table-cell office:value-type="float" office:value="-0.661861" calcext:value-type="float">
            <text:p>-0.661861</text:p>
          </table:table-cell>
          <table:table-cell office:value-type="float" office:value="-0.173675" calcext:value-type="float">
            <text:p>-0.173675</text:p>
          </table:table-cell>
          <table:table-cell office:value-type="float" office:value="1.7961" calcext:value-type="float">
            <text:p>1.7961</text:p>
          </table:table-cell>
          <table:table-cell office:value-type="float" office:value="-0.054" calcext:value-type="float">
            <text:p>-0.054</text:p>
          </table:table-cell>
          <table:table-cell office:value-type="float" office:value="0.423677" calcext:value-type="float">
            <text:p>0.423677</text:p>
          </table:table-cell>
          <table:table-cell office:value-type="float" office:value="-0.00765322" calcext:value-type="float">
            <text:p>-0.00765322</text:p>
          </table:table-cell>
          <table:table-cell office:value-type="string" calcext:value-type="string">
            <text:p><text:s/></text:p>
          </table:table-cell>
          <table:table-cell office:value-type="float" office:value="0.285124" calcext:value-type="float">
            <text:p>0.285124</text:p>
          </table:table-cell>
          <table:table-cell office:value-type="float" office:value="-0.149405" calcext:value-type="float">
            <text:p>-0.149405</text:p>
          </table:table-cell>
          <table:table-cell office:value-type="float" office:value="0.878387" calcext:value-type="float">
            <text:p>0.878387</text:p>
          </table:table-cell>
          <table:table-cell office:value-type="string" calcext:value-type="string">
            <text:p><text:s/></text:p>
          </table:table-cell>
          <table:table-cell office:value-type="float" office:value="-1.87875" calcext:value-type="float">
            <text:p>-1.87875</text:p>
          </table:table-cell>
          <table:table-cell office:value-type="float" office:value="0.0496254" calcext:value-type="float">
            <text:p>0.0496254</text:p>
          </table:table-cell>
          <table:table-cell office:value-type="float" office:value="-1.56709" calcext:value-type="float">
            <text:p>-1.567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0.147902" calcext:value-type="float">
            <text:p>-0.147902</text:p>
          </table:table-cell>
          <table:table-cell office:value-type="float" office:value="-0.661861" calcext:value-type="float">
            <text:p>-0.661861</text:p>
          </table:table-cell>
          <table:table-cell office:value-type="float" office:value="-0.173675" calcext:value-type="float">
            <text:p>-0.173675</text:p>
          </table:table-cell>
          <table:table-cell office:value-type="float" office:value="1.7961" calcext:value-type="float">
            <text:p>1.7961</text:p>
          </table:table-cell>
          <table:table-cell office:value-type="float" office:value="-0.054" calcext:value-type="float">
            <text:p>-0.054</text:p>
          </table:table-cell>
          <table:table-cell office:value-type="float" office:value="0.423677" calcext:value-type="float">
            <text:p>0.423677</text:p>
          </table:table-cell>
          <table:table-cell office:value-type="float" office:value="-0.00765322" calcext:value-type="float">
            <text:p>-0.00765322</text:p>
          </table:table-cell>
          <table:table-cell office:value-type="string" calcext:value-type="string">
            <text:p><text:s/></text:p>
          </table:table-cell>
          <table:table-cell office:value-type="float" office:value="0.285124" calcext:value-type="float">
            <text:p>0.285124</text:p>
          </table:table-cell>
          <table:table-cell office:value-type="float" office:value="-0.149405" calcext:value-type="float">
            <text:p>-0.149405</text:p>
          </table:table-cell>
          <table:table-cell office:value-type="float" office:value="0.878387" calcext:value-type="float">
            <text:p>0.878387</text:p>
          </table:table-cell>
          <table:table-cell office:value-type="string" calcext:value-type="string">
            <text:p><text:s/></text:p>
          </table:table-cell>
          <table:table-cell office:value-type="float" office:value="-1.87875" calcext:value-type="float">
            <text:p>-1.87875</text:p>
          </table:table-cell>
          <table:table-cell office:value-type="float" office:value="0.0496254" calcext:value-type="float">
            <text:p>0.0496254</text:p>
          </table:table-cell>
          <table:table-cell office:value-type="float" office:value="-1.56709" calcext:value-type="float">
            <text:p>-1.5670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0.133207" calcext:value-type="float">
            <text:p>-0.133207</text:p>
          </table:table-cell>
          <table:table-cell office:value-type="float" office:value="-0.665794" calcext:value-type="float">
            <text:p>-0.665794</text:p>
          </table:table-cell>
          <table:table-cell office:value-type="float" office:value="-0.155508" calcext:value-type="float">
            <text:p>-0.155508</text:p>
          </table:table-cell>
          <table:table-cell office:value-type="float" office:value="1.79062" calcext:value-type="float">
            <text:p>1.79062</text:p>
          </table:table-cell>
          <table:table-cell office:value-type="float" office:value="-0.0486689" calcext:value-type="float">
            <text:p>-0.0486689</text:p>
          </table:table-cell>
          <table:table-cell office:value-type="float" office:value="0.41981" calcext:value-type="float">
            <text:p>0.41981</text:p>
          </table:table-cell>
          <table:table-cell office:value-type="float" office:value="-0.0070558" calcext:value-type="float">
            <text:p>-0.0070558</text:p>
          </table:table-cell>
          <table:table-cell office:value-type="string" calcext:value-type="string">
            <text:p><text:s/></text:p>
          </table:table-cell>
          <table:table-cell office:value-type="float" office:value="0.286787" calcext:value-type="float">
            <text:p>0.286787</text:p>
          </table:table-cell>
          <table:table-cell office:value-type="float" office:value="-0.134279" calcext:value-type="float">
            <text:p>-0.134279</text:p>
          </table:table-cell>
          <table:table-cell office:value-type="float" office:value="0.884447" calcext:value-type="float">
            <text:p>0.884447</text:p>
          </table:table-cell>
          <table:table-cell office:value-type="string" calcext:value-type="string">
            <text:p><text:s/></text:p>
          </table:table-cell>
          <table:table-cell office:value-type="float" office:value="-1.84756" calcext:value-type="float">
            <text:p>-1.84756</text:p>
          </table:table-cell>
          <table:table-cell office:value-type="float" office:value="0.0447112" calcext:value-type="float">
            <text:p>0.0447112</text:p>
          </table:table-cell>
          <table:table-cell office:value-type="float" office:value="-1.55206" calcext:value-type="float">
            <text:p>-1.5520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0.117758" calcext:value-type="float">
            <text:p>-0.117758</text:p>
          </table:table-cell>
          <table:table-cell office:value-type="float" office:value="-0.669977" calcext:value-type="float">
            <text:p>-0.669977</text:p>
          </table:table-cell>
          <table:table-cell office:value-type="float" office:value="-0.1363" calcext:value-type="float">
            <text:p>-0.1363</text:p>
          </table:table-cell>
          <table:table-cell office:value-type="float" office:value="1.78484" calcext:value-type="float">
            <text:p>1.78484</text:p>
          </table:table-cell>
          <table:table-cell office:value-type="float" office:value="-0.0430893" calcext:value-type="float">
            <text:p>-0.0430893</text:p>
          </table:table-cell>
          <table:table-cell office:value-type="float" office:value="0.41581" calcext:value-type="float">
            <text:p>0.41581</text:p>
          </table:table-cell>
          <table:table-cell office:value-type="float" office:value="-0.00642578" calcext:value-type="float">
            <text:p>-0.00642578</text:p>
          </table:table-cell>
          <table:table-cell office:value-type="string" calcext:value-type="string">
            <text:p><text:s/></text:p>
          </table:table-cell>
          <table:table-cell office:value-type="float" office:value="0.287873" calcext:value-type="float">
            <text:p>0.287873</text:p>
          </table:table-cell>
          <table:table-cell office:value-type="float" office:value="-0.118181" calcext:value-type="float">
            <text:p>-0.118181</text:p>
          </table:table-cell>
          <table:table-cell office:value-type="float" office:value="0.890695" calcext:value-type="float">
            <text:p>0.890695</text:p>
          </table:table-cell>
          <table:table-cell office:value-type="string" calcext:value-type="string">
            <text:p><text:s/></text:p>
          </table:table-cell>
          <table:table-cell office:value-type="float" office:value="-1.81468" calcext:value-type="float">
            <text:p>-1.81468</text:p>
          </table:table-cell>
          <table:table-cell office:value-type="float" office:value="0.0392686" calcext:value-type="float">
            <text:p>0.0392686</text:p>
          </table:table-cell>
          <table:table-cell office:value-type="float" office:value="-1.53644" calcext:value-type="float">
            <text:p>-1.5364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0.102218" calcext:value-type="float">
            <text:p>-0.102218</text:p>
          </table:table-cell>
          <table:table-cell office:value-type="float" office:value="-0.674314" calcext:value-type="float">
            <text:p>-0.674314</text:p>
          </table:table-cell>
          <table:table-cell office:value-type="float" office:value="-0.11685" calcext:value-type="float">
            <text:p>-0.11685</text:p>
          </table:table-cell>
          <table:table-cell office:value-type="float" office:value="1.77888" calcext:value-type="float">
            <text:p>1.77888</text:p>
          </table:table-cell>
          <table:table-cell office:value-type="float" office:value="-0.0375048" calcext:value-type="float">
            <text:p>-0.0375048</text:p>
          </table:table-cell>
          <table:table-cell office:value-type="float" office:value="0.411769" calcext:value-type="float">
            <text:p>0.411769</text:p>
          </table:table-cell>
          <table:table-cell office:value-type="float" office:value="-0.00579364" calcext:value-type="float">
            <text:p>-0.00579364</text:p>
          </table:table-cell>
          <table:table-cell office:value-type="string" calcext:value-type="string">
            <text:p><text:s/></text:p>
          </table:table-cell>
          <table:table-cell office:value-type="float" office:value="0.288195" calcext:value-type="float">
            <text:p>0.288195</text:p>
          </table:table-cell>
          <table:table-cell office:value-type="float" office:value="-0.101797" calcext:value-type="float">
            <text:p>-0.101797</text:p>
          </table:table-cell>
          <table:table-cell office:value-type="float" office:value="0.896958" calcext:value-type="float">
            <text:p>0.896958</text:p>
          </table:table-cell>
          <table:table-cell office:value-type="string" calcext:value-type="string">
            <text:p><text:s/></text:p>
          </table:table-cell>
          <table:table-cell office:value-type="float" office:value="-1.7815" calcext:value-type="float">
            <text:p>-1.7815</text:p>
          </table:table-cell>
          <table:table-cell office:value-type="float" office:value="0.0335021" calcext:value-type="float">
            <text:p>0.0335021</text:p>
          </table:table-cell>
          <table:table-cell office:value-type="float" office:value="-1.52062" calcext:value-type="float">
            <text:p>-1.5206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0.086594" calcext:value-type="float">
            <text:p>-0.086594</text:p>
          </table:table-cell>
          <table:table-cell office:value-type="float" office:value="-0.678802" calcext:value-type="float">
            <text:p>-0.678802</text:p>
          </table:table-cell>
          <table:table-cell office:value-type="float" office:value="-0.0971611" calcext:value-type="float">
            <text:p>-0.0971611</text:p>
          </table:table-cell>
          <table:table-cell office:value-type="float" office:value="1.77273" calcext:value-type="float">
            <text:p>1.77273</text:p>
          </table:table-cell>
          <table:table-cell office:value-type="float" office:value="-0.0319177" calcext:value-type="float">
            <text:p>-0.0319177</text:p>
          </table:table-cell>
          <table:table-cell office:value-type="float" office:value="0.407693" calcext:value-type="float">
            <text:p>0.407693</text:p>
          </table:table-cell>
          <table:table-cell office:value-type="float" office:value="-0.00515944" calcext:value-type="float">
            <text:p>-0.00515944</text:p>
          </table:table-cell>
          <table:table-cell office:value-type="string" calcext:value-type="string">
            <text:p><text:s/></text:p>
          </table:table-cell>
          <table:table-cell office:value-type="float" office:value="0.287726" calcext:value-type="float">
            <text:p>0.287726</text:p>
          </table:table-cell>
          <table:table-cell office:value-type="float" office:value="-0.0851595" calcext:value-type="float">
            <text:p>-0.0851595</text:p>
          </table:table-cell>
          <table:table-cell office:value-type="float" office:value="0.903217" calcext:value-type="float">
            <text:p>0.903217</text:p>
          </table:table-cell>
          <table:table-cell office:value-type="string" calcext:value-type="string">
            <text:p><text:s/></text:p>
          </table:table-cell>
          <table:table-cell office:value-type="float" office:value="-1.74804" calcext:value-type="float">
            <text:p>-1.74804</text:p>
          </table:table-cell>
          <table:table-cell office:value-type="float" office:value="0.0274012" calcext:value-type="float">
            <text:p>0.0274012</text:p>
          </table:table-cell>
          <table:table-cell office:value-type="float" office:value="-1.50463" calcext:value-type="float">
            <text:p>-1.5046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0.0709294" calcext:value-type="float">
            <text:p>-0.0709294</text:p>
          </table:table-cell>
          <table:table-cell office:value-type="float" office:value="-0.683429" calcext:value-type="float">
            <text:p>-0.683429</text:p>
          </table:table-cell>
          <table:table-cell office:value-type="float" office:value="-0.0772865" calcext:value-type="float">
            <text:p>-0.0772865</text:p>
          </table:table-cell>
          <table:table-cell office:value-type="float" office:value="1.76644" calcext:value-type="float">
            <text:p>1.76644</text:p>
          </table:table-cell>
          <table:table-cell office:value-type="float" office:value="-0.0263441" calcext:value-type="float">
            <text:p>-0.0263441</text:p>
          </table:table-cell>
          <table:table-cell office:value-type="float" office:value="0.4036" calcext:value-type="float">
            <text:p>0.4036</text:p>
          </table:table-cell>
          <table:table-cell office:value-type="float" office:value="-0.00452469" calcext:value-type="float">
            <text:p>-0.00452469</text:p>
          </table:table-cell>
          <table:table-cell office:value-type="string" calcext:value-type="string">
            <text:p><text:s/></text:p>
          </table:table-cell>
          <table:table-cell office:value-type="float" office:value="0.286444" calcext:value-type="float">
            <text:p>0.286444</text:p>
          </table:table-cell>
          <table:table-cell office:value-type="float" office:value="-0.0683403" calcext:value-type="float">
            <text:p>-0.0683403</text:p>
          </table:table-cell>
          <table:table-cell office:value-type="float" office:value="0.909438" calcext:value-type="float">
            <text:p>0.909438</text:p>
          </table:table-cell>
          <table:table-cell office:value-type="string" calcext:value-type="string">
            <text:p><text:s/></text:p>
          </table:table-cell>
          <table:table-cell office:value-type="float" office:value="-1.71439" calcext:value-type="float">
            <text:p>-1.71439</text:p>
          </table:table-cell>
          <table:table-cell office:value-type="float" office:value="0.0209716" calcext:value-type="float">
            <text:p>0.0209716</text:p>
          </table:table-cell>
          <table:table-cell office:value-type="float" office:value="-1.48854" calcext:value-type="float">
            <text:p>-1.4885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0.0552689" calcext:value-type="float">
            <text:p>-0.0552689</text:p>
          </table:table-cell>
          <table:table-cell office:value-type="float" office:value="-0.68818" calcext:value-type="float">
            <text:p>-0.68818</text:p>
          </table:table-cell>
          <table:table-cell office:value-type="float" office:value="-0.0572793" calcext:value-type="float">
            <text:p>-0.0572793</text:p>
          </table:table-cell>
          <table:table-cell office:value-type="float" office:value="1.76001" calcext:value-type="float">
            <text:p>1.76001</text:p>
          </table:table-cell>
          <table:table-cell office:value-type="float" office:value="-0.0207995" calcext:value-type="float">
            <text:p>-0.0207995</text:p>
          </table:table-cell>
          <table:table-cell office:value-type="float" office:value="0.399504" calcext:value-type="float">
            <text:p>0.399504</text:p>
          </table:table-cell>
          <table:table-cell office:value-type="float" office:value="-0.00389084" calcext:value-type="float">
            <text:p>-0.00389084</text:p>
          </table:table-cell>
          <table:table-cell office:value-type="string" calcext:value-type="string">
            <text:p><text:s/></text:p>
          </table:table-cell>
          <table:table-cell office:value-type="float" office:value="0.284338" calcext:value-type="float">
            <text:p>0.284338</text:p>
          </table:table-cell>
          <table:table-cell office:value-type="float" office:value="-0.0514165" calcext:value-type="float">
            <text:p>-0.0514165</text:p>
          </table:table-cell>
          <table:table-cell office:value-type="float" office:value="0.915587" calcext:value-type="float">
            <text:p>0.915587</text:p>
          </table:table-cell>
          <table:table-cell office:value-type="string" calcext:value-type="string">
            <text:p><text:s/></text:p>
          </table:table-cell>
          <table:table-cell office:value-type="float" office:value="-1.68065" calcext:value-type="float">
            <text:p>-1.68065</text:p>
          </table:table-cell>
          <table:table-cell office:value-type="float" office:value="0.014223" calcext:value-type="float">
            <text:p>0.014223</text:p>
          </table:table-cell>
          <table:table-cell office:value-type="float" office:value="-1.47242" calcext:value-type="float">
            <text:p>-1.4724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0.0396578" calcext:value-type="float">
            <text:p>-0.0396578</text:p>
          </table:table-cell>
          <table:table-cell office:value-type="float" office:value="-0.693039" calcext:value-type="float">
            <text:p>-0.693039</text:p>
          </table:table-cell>
          <table:table-cell office:value-type="float" office:value="-0.0371953" calcext:value-type="float">
            <text:p>-0.0371953</text:p>
          </table:table-cell>
          <table:table-cell office:value-type="float" office:value="1.75348" calcext:value-type="float">
            <text:p>1.75348</text:p>
          </table:table-cell>
          <table:table-cell office:value-type="float" office:value="-0.015299" calcext:value-type="float">
            <text:p>-0.015299</text:p>
          </table:table-cell>
          <table:table-cell office:value-type="float" office:value="0.395423" calcext:value-type="float">
            <text:p>0.395423</text:p>
          </table:table-cell>
          <table:table-cell office:value-type="float" office:value="-0.00325935" calcext:value-type="float">
            <text:p>-0.00325935</text:p>
          </table:table-cell>
          <table:table-cell office:value-type="string" calcext:value-type="string">
            <text:p><text:s/></text:p>
          </table:table-cell>
          <table:table-cell office:value-type="float" office:value="0.281408" calcext:value-type="float">
            <text:p>0.281408</text:p>
          </table:table-cell>
          <table:table-cell office:value-type="float" office:value="-0.0344676" calcext:value-type="float">
            <text:p>-0.0344676</text:p>
          </table:table-cell>
          <table:table-cell office:value-type="float" office:value="0.921632" calcext:value-type="float">
            <text:p>0.921632</text:p>
          </table:table-cell>
          <table:table-cell office:value-type="string" calcext:value-type="string">
            <text:p><text:s/></text:p>
          </table:table-cell>
          <table:table-cell office:value-type="float" office:value="-1.64692" calcext:value-type="float">
            <text:p>-1.64692</text:p>
          </table:table-cell>
          <table:table-cell office:value-type="float" office:value="0.00716939" calcext:value-type="float">
            <text:p>0.00716939</text:p>
          </table:table-cell>
          <table:table-cell office:value-type="float" office:value="-1.45634" calcext:value-type="float">
            <text:p>-1.4563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0.0241412" calcext:value-type="float">
            <text:p>-0.0241412</text:p>
          </table:table-cell>
          <table:table-cell office:value-type="float" office:value="-0.697988" calcext:value-type="float">
            <text:p>-0.697988</text:p>
          </table:table-cell>
          <table:table-cell office:value-type="float" office:value="-0.0170918" calcext:value-type="float">
            <text:p>-0.0170918</text:p>
          </table:table-cell>
          <table:table-cell office:value-type="float" office:value="1.74688" calcext:value-type="float">
            <text:p>1.74688</text:p>
          </table:table-cell>
          <table:table-cell office:value-type="float" office:value="-0.00985766" calcext:value-type="float">
            <text:p>-0.00985766</text:p>
          </table:table-cell>
          <table:table-cell office:value-type="float" office:value="0.391372" calcext:value-type="float">
            <text:p>0.391372</text:p>
          </table:table-cell>
          <table:table-cell office:value-type="float" office:value="-0.00263157" calcext:value-type="float">
            <text:p>-0.00263157</text:p>
          </table:table-cell>
          <table:table-cell office:value-type="string" calcext:value-type="string">
            <text:p><text:s/></text:p>
          </table:table-cell>
          <table:table-cell office:value-type="float" office:value="0.277664" calcext:value-type="float">
            <text:p>0.277664</text:p>
          </table:table-cell>
          <table:table-cell office:value-type="float" office:value="-0.0175742" calcext:value-type="float">
            <text:p>-0.0175742</text:p>
          </table:table-cell>
          <table:table-cell office:value-type="float" office:value="0.927538" calcext:value-type="float">
            <text:p>0.927538</text:p>
          </table:table-cell>
          <table:table-cell office:value-type="string" calcext:value-type="string">
            <text:p><text:s/></text:p>
          </table:table-cell>
          <table:table-cell office:value-type="float" office:value="-1.61329" calcext:value-type="float">
            <text:p>-1.61329</text:p>
          </table:table-cell>
          <table:table-cell office:value-type="float" office:value="-0.00017082" calcext:value-type="float">
            <text:p>-0.00017082</text:p>
          </table:table-cell>
          <table:table-cell office:value-type="float" office:value="-1.44037" calcext:value-type="float">
            <text:p>-1.4403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0.00876317" calcext:value-type="float">
            <text:p>-0.00876317</text:p>
          </table:table-cell>
          <table:table-cell office:value-type="float" office:value="-0.703009" calcext:value-type="float">
            <text:p>-0.703009</text:p>
          </table:table-cell>
          <table:table-cell office:value-type="float" office:value="0.00297346" calcext:value-type="float">
            <text:p>0.00297346</text:p>
          </table:table-cell>
          <table:table-cell office:value-type="float" office:value="1.74024" calcext:value-type="float">
            <text:p>1.74024</text:p>
          </table:table-cell>
          <table:table-cell office:value-type="float" office:value="-0.00448957" calcext:value-type="float">
            <text:p>-0.00448957</text:p>
          </table:table-cell>
          <table:table-cell office:value-type="float" office:value="0.387368" calcext:value-type="float">
            <text:p>0.387368</text:p>
          </table:table-cell>
          <table:table-cell office:value-type="float" office:value="-0.00200884" calcext:value-type="float">
            <text:p>-0.00200884</text:p>
          </table:table-cell>
          <table:table-cell office:value-type="string" calcext:value-type="string">
            <text:p><text:s/></text:p>
          </table:table-cell>
          <table:table-cell office:value-type="float" office:value="0.273128" calcext:value-type="float">
            <text:p>0.273128</text:p>
          </table:table-cell>
          <table:table-cell office:value-type="float" office:value="-0.000816205" calcext:value-type="float">
            <text:p>-0.000816205</text:p>
          </table:table-cell>
          <table:table-cell office:value-type="float" office:value="0.933275" calcext:value-type="float">
            <text:p>0.933275</text:p>
          </table:table-cell>
          <table:table-cell office:value-type="string" calcext:value-type="string">
            <text:p><text:s/></text:p>
          </table:table-cell>
          <table:table-cell office:value-type="float" office:value="-1.57987" calcext:value-type="float">
            <text:p>-1.57987</text:p>
          </table:table-cell>
          <table:table-cell office:value-type="float" office:value="-0.0077753" calcext:value-type="float">
            <text:p>-0.0077753</text:p>
          </table:table-cell>
          <table:table-cell office:value-type="float" office:value="-1.42459" calcext:value-type="float">
            <text:p>-1.4245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643364" calcext:value-type="float">
            <text:p>0.00643364</text:p>
          </table:table-cell>
          <table:table-cell office:value-type="float" office:value="-0.708082" calcext:value-type="float">
            <text:p>-0.708082</text:p>
          </table:table-cell>
          <table:table-cell office:value-type="float" office:value="0.0229434" calcext:value-type="float">
            <text:p>0.0229434</text:p>
          </table:table-cell>
          <table:table-cell office:value-type="float" office:value="1.73358" calcext:value-type="float">
            <text:p>1.73358</text:p>
          </table:table-cell>
          <table:table-cell office:value-type="float" office:value="0.000792032" calcext:value-type="float">
            <text:p>0.000792032</text:p>
          </table:table-cell>
          <table:table-cell office:value-type="float" office:value="0.383424" calcext:value-type="float">
            <text:p>0.383424</text:p>
          </table:table-cell>
          <table:table-cell office:value-type="float" office:value="-0.00139236" calcext:value-type="float">
            <text:p>-0.00139236</text:p>
          </table:table-cell>
          <table:table-cell office:value-type="string" calcext:value-type="string">
            <text:p><text:s/></text:p>
          </table:table-cell>
          <table:table-cell office:value-type="float" office:value="0.267833" calcext:value-type="float">
            <text:p>0.267833</text:p>
          </table:table-cell>
          <table:table-cell office:value-type="float" office:value="0.015729" calcext:value-type="float">
            <text:p>0.015729</text:p>
          </table:table-cell>
          <table:table-cell office:value-type="float" office:value="0.938814" calcext:value-type="float">
            <text:p>0.938814</text:p>
          </table:table-cell>
          <table:table-cell office:value-type="string" calcext:value-type="string">
            <text:p><text:s/></text:p>
          </table:table-cell>
          <table:table-cell office:value-type="float" office:value="-1.54675" calcext:value-type="float">
            <text:p>-1.54675</text:p>
          </table:table-cell>
          <table:table-cell office:value-type="float" office:value="-0.0156181" calcext:value-type="float">
            <text:p>-0.0156181</text:p>
          </table:table-cell>
          <table:table-cell office:value-type="float" office:value="-1.40905" calcext:value-type="float">
            <text:p>-1.4090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726007" calcext:value-type="float">
            <text:p>0.00726007</text:p>
          </table:table-cell>
          <table:table-cell office:value-type="float" office:value="-0.708221" calcext:value-type="float">
            <text:p>-0.708221</text:p>
          </table:table-cell>
          <table:table-cell office:value-type="float" office:value="0.0240331" calcext:value-type="float">
            <text:p>0.0240331</text:p>
          </table:table-cell>
          <table:table-cell office:value-type="float" office:value="1.73336" calcext:value-type="float">
            <text:p>1.73336</text:p>
          </table:table-cell>
          <table:table-cell office:value-type="float" office:value="0.00108569" calcext:value-type="float">
            <text:p>0.00108569</text:p>
          </table:table-cell>
          <table:table-cell office:value-type="float" office:value="0.383287" calcext:value-type="float">
            <text:p>0.383287</text:p>
          </table:table-cell>
          <table:table-cell office:value-type="float" office:value="-0.00135096" calcext:value-type="float">
            <text:p>-0.00135096</text:p>
          </table:table-cell>
          <table:table-cell office:value-type="string" calcext:value-type="string">
            <text:p><text:s/></text:p>
          </table:table-cell>
          <table:table-cell office:value-type="float" office:value="0.267652" calcext:value-type="float">
            <text:p>0.267652</text:p>
          </table:table-cell>
          <table:table-cell office:value-type="float" office:value="0.0166281" calcext:value-type="float">
            <text:p>0.0166281</text:p>
          </table:table-cell>
          <table:table-cell office:value-type="float" office:value="0.938982" calcext:value-type="float">
            <text:p>0.938982</text:p>
          </table:table-cell>
          <table:table-cell office:value-type="string" calcext:value-type="string">
            <text:p><text:s/></text:p>
          </table:table-cell>
          <table:table-cell office:value-type="float" office:value="-1.54494" calcext:value-type="float">
            <text:p>-1.54494</text:p>
          </table:table-cell>
          <table:table-cell office:value-type="float" office:value="-0.0160374" calcext:value-type="float">
            <text:p>-0.0160374</text:p>
          </table:table-cell>
          <table:table-cell office:value-type="float" office:value="-1.40857" calcext:value-type="float">
            <text:p>-1.40857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721599" calcext:value-type="float">
            <text:p>0.00721599</text:p>
          </table:table-cell>
          <table:table-cell office:value-type="float" office:value="-0.708212" calcext:value-type="float">
            <text:p>-0.708212</text:p>
          </table:table-cell>
          <table:table-cell office:value-type="float" office:value="0.0239749" calcext:value-type="float">
            <text:p>0.0239749</text:p>
          </table:table-cell>
          <table:table-cell office:value-type="float" office:value="1.73338" calcext:value-type="float">
            <text:p>1.73338</text:p>
          </table:table-cell>
          <table:table-cell office:value-type="float" office:value="0.00107011" calcext:value-type="float">
            <text:p>0.00107011</text:p>
          </table:table-cell>
          <table:table-cell office:value-type="float" office:value="0.383296" calcext:value-type="float">
            <text:p>0.383296</text:p>
          </table:table-cell>
          <table:table-cell office:value-type="float" office:value="-0.00135309" calcext:value-type="float">
            <text:p>-0.00135309</text:p>
          </table:table-cell>
          <table:table-cell office:value-type="string" calcext:value-type="string">
            <text:p><text:s/></text:p>
          </table:table-cell>
          <table:table-cell office:value-type="float" office:value="0.267664" calcext:value-type="float">
            <text:p>0.267664</text:p>
          </table:table-cell>
          <table:table-cell office:value-type="float" office:value="0.0165801" calcext:value-type="float">
            <text:p>0.0165801</text:p>
          </table:table-cell>
          <table:table-cell office:value-type="float" office:value="0.938971" calcext:value-type="float">
            <text:p>0.938971</text:p>
          </table:table-cell>
          <table:table-cell office:value-type="string" calcext:value-type="string">
            <text:p><text:s/></text:p>
          </table:table-cell>
          <table:table-cell office:value-type="float" office:value="-1.54503" calcext:value-type="float">
            <text:p>-1.54503</text:p>
          </table:table-cell>
          <table:table-cell office:value-type="float" office:value="-0.0160148" calcext:value-type="float">
            <text:p>-0.0160148</text:p>
          </table:table-cell>
          <table:table-cell office:value-type="float" office:value="-1.40861" calcext:value-type="float">
            <text:p>-1.4086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721838" calcext:value-type="float">
            <text:p>0.00721838</text:p>
          </table:table-cell>
          <table:table-cell office:value-type="float" office:value="-0.708213" calcext:value-type="float">
            <text:p>-0.708213</text:p>
          </table:table-cell>
          <table:table-cell office:value-type="float" office:value="0.0239781" calcext:value-type="float">
            <text:p>0.0239781</text:p>
          </table:table-cell>
          <table:table-cell office:value-type="float" office:value="1.73337" calcext:value-type="float">
            <text:p>1.73337</text:p>
          </table:table-cell>
          <table:table-cell office:value-type="float" office:value="0.00107095" calcext:value-type="float">
            <text:p>0.00107095</text:p>
          </table:table-cell>
          <table:table-cell office:value-type="float" office:value="0.383296" calcext:value-type="float">
            <text:p>0.383296</text:p>
          </table:table-cell>
          <table:table-cell office:value-type="float" office:value="-0.00135298" calcext:value-type="float">
            <text:p>-0.00135298</text:p>
          </table:table-cell>
          <table:table-cell office:value-type="string" calcext:value-type="string">
            <text:p><text:s/></text:p>
          </table:table-cell>
          <table:table-cell office:value-type="float" office:value="0.267663" calcext:value-type="float">
            <text:p>0.267663</text:p>
          </table:table-cell>
          <table:table-cell office:value-type="float" office:value="0.0165827" calcext:value-type="float">
            <text:p>0.0165827</text:p>
          </table:table-cell>
          <table:table-cell office:value-type="float" office:value="0.938972" calcext:value-type="float">
            <text:p>0.938972</text:p>
          </table:table-cell>
          <table:table-cell office:value-type="string" calcext:value-type="string">
            <text:p><text:s/></text:p>
          </table:table-cell>
          <table:table-cell office:value-type="float" office:value="-1.54503" calcext:value-type="float">
            <text:p>-1.54503</text:p>
          </table:table-cell>
          <table:table-cell office:value-type="float" office:value="-0.0160161" calcext:value-type="float">
            <text:p>-0.0160161</text:p>
          </table:table-cell>
          <table:table-cell office:value-type="float" office:value="-1.4086" calcext:value-type="float">
            <text:p>-1.408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721825" calcext:value-type="float">
            <text:p>0.00721825</text:p>
          </table:table-cell>
          <table:table-cell office:value-type="float" office:value="-0.708213" calcext:value-type="float">
            <text:p>-0.708213</text:p>
          </table:table-cell>
          <table:table-cell office:value-type="float" office:value="0.0239779" calcext:value-type="float">
            <text:p>0.0239779</text:p>
          </table:table-cell>
          <table:table-cell office:value-type="float" office:value="1.73337" calcext:value-type="float">
            <text:p>1.73337</text:p>
          </table:table-cell>
          <table:table-cell office:value-type="float" office:value="0.0010709" calcext:value-type="float">
            <text:p>0.0010709</text:p>
          </table:table-cell>
          <table:table-cell office:value-type="float" office:value="0.383296" calcext:value-type="float">
            <text:p>0.383296</text:p>
          </table:table-cell>
          <table:table-cell office:value-type="float" office:value="-0.00135299" calcext:value-type="float">
            <text:p>-0.00135299</text:p>
          </table:table-cell>
          <table:table-cell office:value-type="string" calcext:value-type="string">
            <text:p><text:s/></text:p>
          </table:table-cell>
          <table:table-cell office:value-type="float" office:value="0.267663" calcext:value-type="float">
            <text:p>0.267663</text:p>
          </table:table-cell>
          <table:table-cell office:value-type="float" office:value="0.0165826" calcext:value-type="float">
            <text:p>0.0165826</text:p>
          </table:table-cell>
          <table:table-cell office:value-type="float" office:value="0.938972" calcext:value-type="float">
            <text:p>0.938972</text:p>
          </table:table-cell>
          <table:table-cell office:value-type="string" calcext:value-type="string">
            <text:p><text:s/></text:p>
          </table:table-cell>
          <table:table-cell office:value-type="float" office:value="-1.54503" calcext:value-type="float">
            <text:p>-1.54503</text:p>
          </table:table-cell>
          <table:table-cell office:value-type="float" office:value="-0.016016" calcext:value-type="float">
            <text:p>-0.016016</text:p>
          </table:table-cell>
          <table:table-cell office:value-type="float" office:value="-1.4086" calcext:value-type="float">
            <text:p>-1.408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721826" calcext:value-type="float">
            <text:p>0.00721826</text:p>
          </table:table-cell>
          <table:table-cell office:value-type="float" office:value="-0.708213" calcext:value-type="float">
            <text:p>-0.708213</text:p>
          </table:table-cell>
          <table:table-cell office:value-type="float" office:value="0.0239779" calcext:value-type="float">
            <text:p>0.0239779</text:p>
          </table:table-cell>
          <table:table-cell office:value-type="float" office:value="1.73337" calcext:value-type="float">
            <text:p>1.73337</text:p>
          </table:table-cell>
          <table:table-cell office:value-type="float" office:value="0.0010709" calcext:value-type="float">
            <text:p>0.0010709</text:p>
          </table:table-cell>
          <table:table-cell office:value-type="float" office:value="0.383296" calcext:value-type="float">
            <text:p>0.383296</text:p>
          </table:table-cell>
          <table:table-cell office:value-type="float" office:value="-0.00135299" calcext:value-type="float">
            <text:p>-0.00135299</text:p>
          </table:table-cell>
          <table:table-cell office:value-type="string" calcext:value-type="string">
            <text:p><text:s/></text:p>
          </table:table-cell>
          <table:table-cell office:value-type="float" office:value="0.267663" calcext:value-type="float">
            <text:p>0.267663</text:p>
          </table:table-cell>
          <table:table-cell office:value-type="float" office:value="0.0165826" calcext:value-type="float">
            <text:p>0.0165826</text:p>
          </table:table-cell>
          <table:table-cell office:value-type="float" office:value="0.938972" calcext:value-type="float">
            <text:p>0.938972</text:p>
          </table:table-cell>
          <table:table-cell office:value-type="string" calcext:value-type="string">
            <text:p><text:s/></text:p>
          </table:table-cell>
          <table:table-cell office:value-type="float" office:value="-1.54503" calcext:value-type="float">
            <text:p>-1.54503</text:p>
          </table:table-cell>
          <table:table-cell office:value-type="float" office:value="-0.016016" calcext:value-type="float">
            <text:p>-0.016016</text:p>
          </table:table-cell>
          <table:table-cell office:value-type="float" office:value="-1.4086" calcext:value-type="float">
            <text:p>-1.408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721826" calcext:value-type="float">
            <text:p>0.00721826</text:p>
          </table:table-cell>
          <table:table-cell office:value-type="float" office:value="-0.708213" calcext:value-type="float">
            <text:p>-0.708213</text:p>
          </table:table-cell>
          <table:table-cell office:value-type="float" office:value="0.0239779" calcext:value-type="float">
            <text:p>0.0239779</text:p>
          </table:table-cell>
          <table:table-cell office:value-type="float" office:value="1.73337" calcext:value-type="float">
            <text:p>1.73337</text:p>
          </table:table-cell>
          <table:table-cell office:value-type="float" office:value="0.0010709" calcext:value-type="float">
            <text:p>0.0010709</text:p>
          </table:table-cell>
          <table:table-cell office:value-type="float" office:value="0.383296" calcext:value-type="float">
            <text:p>0.383296</text:p>
          </table:table-cell>
          <table:table-cell office:value-type="float" office:value="-0.00135299" calcext:value-type="float">
            <text:p>-0.00135299</text:p>
          </table:table-cell>
          <table:table-cell office:value-type="string" calcext:value-type="string">
            <text:p><text:s/></text:p>
          </table:table-cell>
          <table:table-cell office:value-type="float" office:value="0.267663" calcext:value-type="float">
            <text:p>0.267663</text:p>
          </table:table-cell>
          <table:table-cell office:value-type="float" office:value="0.0165826" calcext:value-type="float">
            <text:p>0.0165826</text:p>
          </table:table-cell>
          <table:table-cell office:value-type="float" office:value="0.938972" calcext:value-type="float">
            <text:p>0.938972</text:p>
          </table:table-cell>
          <table:table-cell office:value-type="string" calcext:value-type="string">
            <text:p><text:s/></text:p>
          </table:table-cell>
          <table:table-cell office:value-type="float" office:value="-1.54503" calcext:value-type="float">
            <text:p>-1.54503</text:p>
          </table:table-cell>
          <table:table-cell office:value-type="float" office:value="-0.016016" calcext:value-type="float">
            <text:p>-0.016016</text:p>
          </table:table-cell>
          <table:table-cell office:value-type="float" office:value="-1.4086" calcext:value-type="float">
            <text:p>-1.408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721826" calcext:value-type="float">
            <text:p>0.00721826</text:p>
          </table:table-cell>
          <table:table-cell office:value-type="float" office:value="-0.708213" calcext:value-type="float">
            <text:p>-0.708213</text:p>
          </table:table-cell>
          <table:table-cell office:value-type="float" office:value="0.0239779" calcext:value-type="float">
            <text:p>0.0239779</text:p>
          </table:table-cell>
          <table:table-cell office:value-type="float" office:value="1.73337" calcext:value-type="float">
            <text:p>1.73337</text:p>
          </table:table-cell>
          <table:table-cell office:value-type="float" office:value="0.0010709" calcext:value-type="float">
            <text:p>0.0010709</text:p>
          </table:table-cell>
          <table:table-cell office:value-type="float" office:value="0.383296" calcext:value-type="float">
            <text:p>0.383296</text:p>
          </table:table-cell>
          <table:table-cell office:value-type="float" office:value="-0.00135299" calcext:value-type="float">
            <text:p>-0.00135299</text:p>
          </table:table-cell>
          <table:table-cell office:value-type="string" calcext:value-type="string">
            <text:p><text:s/></text:p>
          </table:table-cell>
          <table:table-cell office:value-type="float" office:value="0.267663" calcext:value-type="float">
            <text:p>0.267663</text:p>
          </table:table-cell>
          <table:table-cell office:value-type="float" office:value="0.0165826" calcext:value-type="float">
            <text:p>0.0165826</text:p>
          </table:table-cell>
          <table:table-cell office:value-type="float" office:value="0.938972" calcext:value-type="float">
            <text:p>0.938972</text:p>
          </table:table-cell>
          <table:table-cell office:value-type="string" calcext:value-type="string">
            <text:p><text:s/></text:p>
          </table:table-cell>
          <table:table-cell office:value-type="float" office:value="-1.54503" calcext:value-type="float">
            <text:p>-1.54503</text:p>
          </table:table-cell>
          <table:table-cell office:value-type="float" office:value="-0.016016" calcext:value-type="float">
            <text:p>-0.016016</text:p>
          </table:table-cell>
          <table:table-cell office:value-type="float" office:value="-1.4086" calcext:value-type="float">
            <text:p>-1.408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721826" calcext:value-type="float">
            <text:p>0.00721826</text:p>
          </table:table-cell>
          <table:table-cell office:value-type="float" office:value="-0.708213" calcext:value-type="float">
            <text:p>-0.708213</text:p>
          </table:table-cell>
          <table:table-cell office:value-type="float" office:value="0.0239779" calcext:value-type="float">
            <text:p>0.0239779</text:p>
          </table:table-cell>
          <table:table-cell office:value-type="float" office:value="1.73337" calcext:value-type="float">
            <text:p>1.73337</text:p>
          </table:table-cell>
          <table:table-cell office:value-type="float" office:value="0.0010709" calcext:value-type="float">
            <text:p>0.0010709</text:p>
          </table:table-cell>
          <table:table-cell office:value-type="float" office:value="0.383296" calcext:value-type="float">
            <text:p>0.383296</text:p>
          </table:table-cell>
          <table:table-cell office:value-type="float" office:value="-0.00135299" calcext:value-type="float">
            <text:p>-0.00135299</text:p>
          </table:table-cell>
          <table:table-cell office:value-type="string" calcext:value-type="string">
            <text:p><text:s/></text:p>
          </table:table-cell>
          <table:table-cell office:value-type="float" office:value="0.267663" calcext:value-type="float">
            <text:p>0.267663</text:p>
          </table:table-cell>
          <table:table-cell office:value-type="float" office:value="0.0165826" calcext:value-type="float">
            <text:p>0.0165826</text:p>
          </table:table-cell>
          <table:table-cell office:value-type="float" office:value="0.938972" calcext:value-type="float">
            <text:p>0.938972</text:p>
          </table:table-cell>
          <table:table-cell office:value-type="string" calcext:value-type="string">
            <text:p><text:s/></text:p>
          </table:table-cell>
          <table:table-cell office:value-type="float" office:value="-1.54503" calcext:value-type="float">
            <text:p>-1.54503</text:p>
          </table:table-cell>
          <table:table-cell office:value-type="float" office:value="-0.016016" calcext:value-type="float">
            <text:p>-0.016016</text:p>
          </table:table-cell>
          <table:table-cell office:value-type="float" office:value="-1.4086" calcext:value-type="float">
            <text:p>-1.408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721826" calcext:value-type="float">
            <text:p>0.00721826</text:p>
          </table:table-cell>
          <table:table-cell office:value-type="float" office:value="-0.708213" calcext:value-type="float">
            <text:p>-0.708213</text:p>
          </table:table-cell>
          <table:table-cell office:value-type="float" office:value="0.0239779" calcext:value-type="float">
            <text:p>0.0239779</text:p>
          </table:table-cell>
          <table:table-cell office:value-type="float" office:value="1.73337" calcext:value-type="float">
            <text:p>1.73337</text:p>
          </table:table-cell>
          <table:table-cell office:value-type="float" office:value="0.0010709" calcext:value-type="float">
            <text:p>0.0010709</text:p>
          </table:table-cell>
          <table:table-cell office:value-type="float" office:value="0.383296" calcext:value-type="float">
            <text:p>0.383296</text:p>
          </table:table-cell>
          <table:table-cell office:value-type="float" office:value="-0.00135299" calcext:value-type="float">
            <text:p>-0.00135299</text:p>
          </table:table-cell>
          <table:table-cell office:value-type="string" calcext:value-type="string">
            <text:p><text:s/></text:p>
          </table:table-cell>
          <table:table-cell office:value-type="float" office:value="0.267663" calcext:value-type="float">
            <text:p>0.267663</text:p>
          </table:table-cell>
          <table:table-cell office:value-type="float" office:value="0.0165826" calcext:value-type="float">
            <text:p>0.0165826</text:p>
          </table:table-cell>
          <table:table-cell office:value-type="float" office:value="0.938972" calcext:value-type="float">
            <text:p>0.938972</text:p>
          </table:table-cell>
          <table:table-cell office:value-type="string" calcext:value-type="string">
            <text:p><text:s/></text:p>
          </table:table-cell>
          <table:table-cell office:value-type="float" office:value="-1.54503" calcext:value-type="float">
            <text:p>-1.54503</text:p>
          </table:table-cell>
          <table:table-cell office:value-type="float" office:value="-0.016016" calcext:value-type="float">
            <text:p>-0.016016</text:p>
          </table:table-cell>
          <table:table-cell office:value-type="float" office:value="-1.4086" calcext:value-type="float">
            <text:p>-1.408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721826" calcext:value-type="float">
            <text:p>0.00721826</text:p>
          </table:table-cell>
          <table:table-cell office:value-type="float" office:value="-0.708213" calcext:value-type="float">
            <text:p>-0.708213</text:p>
          </table:table-cell>
          <table:table-cell office:value-type="float" office:value="0.0239779" calcext:value-type="float">
            <text:p>0.0239779</text:p>
          </table:table-cell>
          <table:table-cell office:value-type="float" office:value="1.73337" calcext:value-type="float">
            <text:p>1.73337</text:p>
          </table:table-cell>
          <table:table-cell office:value-type="float" office:value="0.0010709" calcext:value-type="float">
            <text:p>0.0010709</text:p>
          </table:table-cell>
          <table:table-cell office:value-type="float" office:value="0.383296" calcext:value-type="float">
            <text:p>0.383296</text:p>
          </table:table-cell>
          <table:table-cell office:value-type="float" office:value="-0.00135299" calcext:value-type="float">
            <text:p>-0.00135299</text:p>
          </table:table-cell>
          <table:table-cell office:value-type="string" calcext:value-type="string">
            <text:p><text:s/></text:p>
          </table:table-cell>
          <table:table-cell office:value-type="float" office:value="0.267663" calcext:value-type="float">
            <text:p>0.267663</text:p>
          </table:table-cell>
          <table:table-cell office:value-type="float" office:value="0.0165826" calcext:value-type="float">
            <text:p>0.0165826</text:p>
          </table:table-cell>
          <table:table-cell office:value-type="float" office:value="0.938972" calcext:value-type="float">
            <text:p>0.938972</text:p>
          </table:table-cell>
          <table:table-cell office:value-type="string" calcext:value-type="string">
            <text:p><text:s/></text:p>
          </table:table-cell>
          <table:table-cell office:value-type="float" office:value="-1.54503" calcext:value-type="float">
            <text:p>-1.54503</text:p>
          </table:table-cell>
          <table:table-cell office:value-type="float" office:value="-0.016016" calcext:value-type="float">
            <text:p>-0.016016</text:p>
          </table:table-cell>
          <table:table-cell office:value-type="float" office:value="-1.4086" calcext:value-type="float">
            <text:p>-1.408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0.00693328" calcext:value-type="float">
            <text:p>-0.00693328</text:p>
          </table:table-cell>
          <table:table-cell office:value-type="float" office:value="-0.708999" calcext:value-type="float">
            <text:p>-0.708999</text:p>
          </table:table-cell>
          <table:table-cell office:value-type="float" office:value="0.00536133" calcext:value-type="float">
            <text:p>0.00536133</text:p>
          </table:table-cell>
          <table:table-cell office:value-type="float" office:value="1.73361" calcext:value-type="float">
            <text:p>1.73361</text:p>
          </table:table-cell>
          <table:table-cell office:value-type="float" office:value="-0.00405389" calcext:value-type="float">
            <text:p>-0.00405389</text:p>
          </table:table-cell>
          <table:table-cell office:value-type="float" office:value="0.383716" calcext:value-type="float">
            <text:p>0.383716</text:p>
          </table:table-cell>
          <table:table-cell office:value-type="float" office:value="-0.00214763" calcext:value-type="float">
            <text:p>-0.00214763</text:p>
          </table:table-cell>
          <table:table-cell office:value-type="string" calcext:value-type="string">
            <text:p><text:s/></text:p>
          </table:table-cell>
          <table:table-cell office:value-type="float" office:value="0.267503" calcext:value-type="float">
            <text:p>0.267503</text:p>
          </table:table-cell>
          <table:table-cell office:value-type="float" office:value="0.00120404" calcext:value-type="float">
            <text:p>0.00120404</text:p>
          </table:table-cell>
          <table:table-cell office:value-type="float" office:value="0.939106" calcext:value-type="float">
            <text:p>0.939106</text:p>
          </table:table-cell>
          <table:table-cell office:value-type="string" calcext:value-type="string">
            <text:p><text:s/></text:p>
          </table:table-cell>
          <table:table-cell office:value-type="float" office:value="-1.57611" calcext:value-type="float">
            <text:p>-1.57611</text:p>
          </table:table-cell>
          <table:table-cell office:value-type="float" office:value="-0.00907406" calcext:value-type="float">
            <text:p>-0.00907406</text:p>
          </table:table-cell>
          <table:table-cell office:value-type="float" office:value="-1.40832" calcext:value-type="float">
            <text:p>-1.40832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0.022063" calcext:value-type="float">
            <text:p>-0.022063</text:p>
          </table:table-cell>
          <table:table-cell office:value-type="float" office:value="-0.709853" calcext:value-type="float">
            <text:p>-0.709853</text:p>
          </table:table-cell>
          <table:table-cell office:value-type="float" office:value="-0.0145347" calcext:value-type="float">
            <text:p>-0.0145347</text:p>
          </table:table-cell>
          <table:table-cell office:value-type="float" office:value="1.73391" calcext:value-type="float">
            <text:p>1.73391</text:p>
          </table:table-cell>
          <table:table-cell office:value-type="float" office:value="-0.00952865" calcext:value-type="float">
            <text:p>-0.00952865</text:p>
          </table:table-cell>
          <table:table-cell office:value-type="float" office:value="0.384273" calcext:value-type="float">
            <text:p>0.384273</text:p>
          </table:table-cell>
          <table:table-cell office:value-type="float" office:value="-0.00298738" calcext:value-type="float">
            <text:p>-0.00298738</text:p>
          </table:table-cell>
          <table:table-cell office:value-type="string" calcext:value-type="string">
            <text:p><text:s/></text:p>
          </table:table-cell>
          <table:table-cell office:value-type="float" office:value="0.266733" calcext:value-type="float">
            <text:p>0.266733</text:p>
          </table:table-cell>
          <table:table-cell office:value-type="float" office:value="-0.0152164" calcext:value-type="float">
            <text:p>-0.0152164</text:p>
          </table:table-cell>
          <table:table-cell office:value-type="float" office:value="0.93905" calcext:value-type="float">
            <text:p>0.93905</text:p>
          </table:table-cell>
          <table:table-cell office:value-type="string" calcext:value-type="string">
            <text:p><text:s/></text:p>
          </table:table-cell>
          <table:table-cell office:value-type="float" office:value="-1.60932" calcext:value-type="float">
            <text:p>-1.60932</text:p>
          </table:table-cell>
          <table:table-cell office:value-type="float" office:value="-0.00161564" calcext:value-type="float">
            <text:p>-0.00161564</text:p>
          </table:table-cell>
          <table:table-cell office:value-type="float" office:value="-1.40841" calcext:value-type="float">
            <text:p>-1.4084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0.0371239" calcext:value-type="float">
            <text:p>-0.0371239</text:p>
          </table:table-cell>
          <table:table-cell office:value-type="float" office:value="-0.710762" calcext:value-type="float">
            <text:p>-0.710762</text:p>
          </table:table-cell>
          <table:table-cell office:value-type="float" office:value="-0.0343324" calcext:value-type="float">
            <text:p>-0.0343324</text:p>
          </table:table-cell>
          <table:table-cell office:value-type="float" office:value="1.73416" calcext:value-type="float">
            <text:p>1.73416</text:p>
          </table:table-cell>
          <table:table-cell office:value-type="float" office:value="-0.014978" calcext:value-type="float">
            <text:p>-0.014978</text:p>
          </table:table-cell>
          <table:table-cell office:value-type="float" office:value="0.384863" calcext:value-type="float">
            <text:p>0.384863</text:p>
          </table:table-cell>
          <table:table-cell office:value-type="float" office:value="-0.00381758" calcext:value-type="float">
            <text:p>-0.00381758</text:p>
          </table:table-cell>
          <table:table-cell office:value-type="string" calcext:value-type="string">
            <text:p><text:s/></text:p>
          </table:table-cell>
          <table:table-cell office:value-type="float" office:value="0.265295" calcext:value-type="float">
            <text:p>0.265295</text:p>
          </table:table-cell>
          <table:table-cell office:value-type="float" office:value="-0.0315161" calcext:value-type="float">
            <text:p>-0.0315161</text:p>
          </table:table-cell>
          <table:table-cell office:value-type="float" office:value="0.938873" calcext:value-type="float">
            <text:p>0.938873</text:p>
          </table:table-cell>
          <table:table-cell office:value-type="string" calcext:value-type="string">
            <text:p><text:s/></text:p>
          </table:table-cell>
          <table:table-cell office:value-type="float" office:value="-1.64235" calcext:value-type="float">
            <text:p>-1.64235</text:p>
          </table:table-cell>
          <table:table-cell office:value-type="float" office:value="0.00583654" calcext:value-type="float">
            <text:p>0.00583654</text:p>
          </table:table-cell>
          <table:table-cell office:value-type="float" office:value="-1.40868" calcext:value-type="float">
            <text:p>-1.40868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0.0521129" calcext:value-type="float">
            <text:p>-0.0521129</text:p>
          </table:table-cell>
          <table:table-cell office:value-type="float" office:value="-0.711728" calcext:value-type="float">
            <text:p>-0.711728</text:p>
          </table:table-cell>
          <table:table-cell office:value-type="float" office:value="-0.0540273" calcext:value-type="float">
            <text:p>-0.0540273</text:p>
          </table:table-cell>
          <table:table-cell office:value-type="float" office:value="1.73435" calcext:value-type="float">
            <text:p>1.73435</text:p>
          </table:table-cell>
          <table:table-cell office:value-type="float" office:value="-0.0204013" calcext:value-type="float">
            <text:p>-0.0204013</text:p>
          </table:table-cell>
          <table:table-cell office:value-type="float" office:value="0.38548" calcext:value-type="float">
            <text:p>0.38548</text:p>
          </table:table-cell>
          <table:table-cell office:value-type="float" office:value="-0.00463827" calcext:value-type="float">
            <text:p>-0.00463827</text:p>
          </table:table-cell>
          <table:table-cell office:value-type="string" calcext:value-type="string">
            <text:p><text:s/></text:p>
          </table:table-cell>
          <table:table-cell office:value-type="float" office:value="0.263194" calcext:value-type="float">
            <text:p>0.263194</text:p>
          </table:table-cell>
          <table:table-cell office:value-type="float" office:value="-0.0476674" calcext:value-type="float">
            <text:p>-0.0476674</text:p>
          </table:table-cell>
          <table:table-cell office:value-type="float" office:value="0.938582" calcext:value-type="float">
            <text:p>0.938582</text:p>
          </table:table-cell>
          <table:table-cell office:value-type="string" calcext:value-type="string">
            <text:p><text:s/></text:p>
          </table:table-cell>
          <table:table-cell office:value-type="float" office:value="-1.6752" calcext:value-type="float">
            <text:p>-1.6752</text:p>
          </table:table-cell>
          <table:table-cell office:value-type="float" office:value="0.0132786" calcext:value-type="float">
            <text:p>0.0132786</text:p>
          </table:table-cell>
          <table:table-cell office:value-type="float" office:value="-1.40911" calcext:value-type="float">
            <text:p>-1.4091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0.0669931" calcext:value-type="float">
            <text:p>-0.0669931</text:p>
          </table:table-cell>
          <table:table-cell office:value-type="float" office:value="-0.712746" calcext:value-type="float">
            <text:p>-0.712746</text:p>
          </table:table-cell>
          <table:table-cell office:value-type="float" office:value="-0.0735707" calcext:value-type="float">
            <text:p>-0.0735707</text:p>
          </table:table-cell>
          <table:table-cell office:value-type="float" office:value="1.73447" calcext:value-type="float">
            <text:p>1.73447</text:p>
          </table:table-cell>
          <table:table-cell office:value-type="float" office:value="-0.0257853" calcext:value-type="float">
            <text:p>-0.0257853</text:p>
          </table:table-cell>
          <table:table-cell office:value-type="float" office:value="0.386123" calcext:value-type="float">
            <text:p>0.386123</text:p>
          </table:table-cell>
          <table:table-cell office:value-type="float" office:value="-0.00544769" calcext:value-type="float">
            <text:p>-0.00544769</text:p>
          </table:table-cell>
          <table:table-cell office:value-type="string" calcext:value-type="string">
            <text:p><text:s/></text:p>
          </table:table-cell>
          <table:table-cell office:value-type="float" office:value="0.260454" calcext:value-type="float">
            <text:p>0.260454</text:p>
          </table:table-cell>
          <table:table-cell office:value-type="float" office:value="-0.0636075" calcext:value-type="float">
            <text:p>-0.0636075</text:p>
          </table:table-cell>
          <table:table-cell office:value-type="float" office:value="0.93818" calcext:value-type="float">
            <text:p>0.93818</text:p>
          </table:table-cell>
          <table:table-cell office:value-type="string" calcext:value-type="string">
            <text:p><text:s/></text:p>
          </table:table-cell>
          <table:table-cell office:value-type="float" office:value="-1.7078" calcext:value-type="float">
            <text:p>-1.7078</text:p>
          </table:table-cell>
          <table:table-cell office:value-type="float" office:value="0.0206901" calcext:value-type="float">
            <text:p>0.0206901</text:p>
          </table:table-cell>
          <table:table-cell office:value-type="float" office:value="-1.40971" calcext:value-type="float">
            <text:p>-1.4097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0.0817299" calcext:value-type="float">
            <text:p>-0.0817299</text:p>
          </table:table-cell>
          <table:table-cell office:value-type="float" office:value="-0.713812" calcext:value-type="float">
            <text:p>-0.713812</text:p>
          </table:table-cell>
          <table:table-cell office:value-type="float" office:value="-0.0929172" calcext:value-type="float">
            <text:p>-0.0929172</text:p>
          </table:table-cell>
          <table:table-cell office:value-type="float" office:value="1.73453" calcext:value-type="float">
            <text:p>1.73453</text:p>
          </table:table-cell>
          <table:table-cell office:value-type="float" office:value="-0.031118" calcext:value-type="float">
            <text:p>-0.031118</text:p>
          </table:table-cell>
          <table:table-cell office:value-type="float" office:value="0.386788" calcext:value-type="float">
            <text:p>0.386788</text:p>
          </table:table-cell>
          <table:table-cell office:value-type="float" office:value="-0.00624427" calcext:value-type="float">
            <text:p>-0.00624427</text:p>
          </table:table-cell>
          <table:table-cell office:value-type="string" calcext:value-type="string">
            <text:p><text:s/></text:p>
          </table:table-cell>
          <table:table-cell office:value-type="float" office:value="0.257102" calcext:value-type="float">
            <text:p>0.257102</text:p>
          </table:table-cell>
          <table:table-cell office:value-type="float" office:value="-0.0792784" calcext:value-type="float">
            <text:p>-0.0792784</text:p>
          </table:table-cell>
          <table:table-cell office:value-type="float" office:value="0.93767" calcext:value-type="float">
            <text:p>0.93767</text:p>
          </table:table-cell>
          <table:table-cell office:value-type="string" calcext:value-type="string">
            <text:p><text:s/></text:p>
          </table:table-cell>
          <table:table-cell office:value-type="float" office:value="-1.74006" calcext:value-type="float">
            <text:p>-1.74006</text:p>
          </table:table-cell>
          <table:table-cell office:value-type="float" office:value="0.0280513" calcext:value-type="float">
            <text:p>0.0280513</text:p>
          </table:table-cell>
          <table:table-cell office:value-type="float" office:value="-1.41045" calcext:value-type="float">
            <text:p>-1.4104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0.0962909" calcext:value-type="float">
            <text:p>-0.0962909</text:p>
          </table:table-cell>
          <table:table-cell office:value-type="float" office:value="-0.71492" calcext:value-type="float">
            <text:p>-0.71492</text:p>
          </table:table-cell>
          <table:table-cell office:value-type="float" office:value="-0.112024" calcext:value-type="float">
            <text:p>-0.112024</text:p>
          </table:table-cell>
          <table:table-cell office:value-type="float" office:value="1.73454" calcext:value-type="float">
            <text:p>1.73454</text:p>
          </table:table-cell>
          <table:table-cell office:value-type="float" office:value="-0.0363879" calcext:value-type="float">
            <text:p>-0.0363879</text:p>
          </table:table-cell>
          <table:table-cell office:value-type="float" office:value="0.387472" calcext:value-type="float">
            <text:p>0.387472</text:p>
          </table:table-cell>
          <table:table-cell office:value-type="float" office:value="-0.0070266" calcext:value-type="float">
            <text:p>-0.0070266</text:p>
          </table:table-cell>
          <table:table-cell office:value-type="string" calcext:value-type="string">
            <text:p><text:s/></text:p>
          </table:table-cell>
          <table:table-cell office:value-type="float" office:value="0.253169" calcext:value-type="float">
            <text:p>0.253169</text:p>
          </table:table-cell>
          <table:table-cell office:value-type="float" office:value="-0.0946271" calcext:value-type="float">
            <text:p>-0.0946271</text:p>
          </table:table-cell>
          <table:table-cell office:value-type="float" office:value="0.937057" calcext:value-type="float">
            <text:p>0.937057</text:p>
          </table:table-cell>
          <table:table-cell office:value-type="string" calcext:value-type="string">
            <text:p><text:s/></text:p>
          </table:table-cell>
          <table:table-cell office:value-type="float" office:value="-1.77192" calcext:value-type="float">
            <text:p>-1.77192</text:p>
          </table:table-cell>
          <table:table-cell office:value-type="float" office:value="0.0353435" calcext:value-type="float">
            <text:p>0.0353435</text:p>
          </table:table-cell>
          <table:table-cell office:value-type="float" office:value="-1.41134" calcext:value-type="float">
            <text:p>-1.41134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0.110646" calcext:value-type="float">
            <text:p>-0.110646</text:p>
          </table:table-cell>
          <table:table-cell office:value-type="float" office:value="-0.716066" calcext:value-type="float">
            <text:p>-0.716066</text:p>
          </table:table-cell>
          <table:table-cell office:value-type="float" office:value="-0.130852" calcext:value-type="float">
            <text:p>-0.130852</text:p>
          </table:table-cell>
          <table:table-cell office:value-type="float" office:value="1.73448" calcext:value-type="float">
            <text:p>1.73448</text:p>
          </table:table-cell>
          <table:table-cell office:value-type="float" office:value="-0.0415844" calcext:value-type="float">
            <text:p>-0.0415844</text:p>
          </table:table-cell>
          <table:table-cell office:value-type="float" office:value="0.38817" calcext:value-type="float">
            <text:p>0.38817</text:p>
          </table:table-cell>
          <table:table-cell office:value-type="float" office:value="-0.00779348" calcext:value-type="float">
            <text:p>-0.00779348</text:p>
          </table:table-cell>
          <table:table-cell office:value-type="string" calcext:value-type="string">
            <text:p><text:s/></text:p>
          </table:table-cell>
          <table:table-cell office:value-type="float" office:value="0.248695" calcext:value-type="float">
            <text:p>0.248695</text:p>
          </table:table-cell>
          <table:table-cell office:value-type="float" office:value="-0.109606" calcext:value-type="float">
            <text:p>-0.109606</text:p>
          </table:table-cell>
          <table:table-cell office:value-type="float" office:value="0.936348" calcext:value-type="float">
            <text:p>0.936348</text:p>
          </table:table-cell>
          <table:table-cell office:value-type="string" calcext:value-type="string">
            <text:p><text:s/></text:p>
          </table:table-cell>
          <table:table-cell office:value-type="float" office:value="-1.80332" calcext:value-type="float">
            <text:p>-1.80332</text:p>
          </table:table-cell>
          <table:table-cell office:value-type="float" office:value="0.042549" calcext:value-type="float">
            <text:p>0.042549</text:p>
          </table:table-cell>
          <table:table-cell office:value-type="float" office:value="-1.41236" calcext:value-type="float">
            <text:p>-1.4123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0.124768" calcext:value-type="float">
            <text:p>-0.124768</text:p>
          </table:table-cell>
          <table:table-cell office:value-type="float" office:value="-0.717244" calcext:value-type="float">
            <text:p>-0.717244</text:p>
          </table:table-cell>
          <table:table-cell office:value-type="float" office:value="-0.149366" calcext:value-type="float">
            <text:p>-0.149366</text:p>
          </table:table-cell>
          <table:table-cell office:value-type="float" office:value="1.73436" calcext:value-type="float">
            <text:p>1.73436</text:p>
          </table:table-cell>
          <table:table-cell office:value-type="float" office:value="-0.046698" calcext:value-type="float">
            <text:p>-0.046698</text:p>
          </table:table-cell>
          <table:table-cell office:value-type="float" office:value="0.38888" calcext:value-type="float">
            <text:p>0.38888</text:p>
          </table:table-cell>
          <table:table-cell office:value-type="float" office:value="-0.00854385" calcext:value-type="float">
            <text:p>-0.00854385</text:p>
          </table:table-cell>
          <table:table-cell office:value-type="string" calcext:value-type="string">
            <text:p><text:s/></text:p>
          </table:table-cell>
          <table:table-cell office:value-type="float" office:value="0.24372" calcext:value-type="float">
            <text:p>0.24372</text:p>
          </table:table-cell>
          <table:table-cell office:value-type="float" office:value="-0.124173" calcext:value-type="float">
            <text:p>-0.124173</text:p>
          </table:table-cell>
          <table:table-cell office:value-type="float" office:value="0.935548" calcext:value-type="float">
            <text:p>0.935548</text:p>
          </table:table-cell>
          <table:table-cell office:value-type="string" calcext:value-type="string">
            <text:p><text:s/></text:p>
          </table:table-cell>
          <table:table-cell office:value-type="float" office:value="-1.8342" calcext:value-type="float">
            <text:p>-1.8342</text:p>
          </table:table-cell>
          <table:table-cell office:value-type="float" office:value="0.0496517" calcext:value-type="float">
            <text:p>0.0496517</text:p>
          </table:table-cell>
          <table:table-cell office:value-type="float" office:value="-1.41351" calcext:value-type="float">
            <text:p>-1.41351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0"/>
          <table:table-cell table:style-name="ce1"/>
          <table:table-cell table:number-columns-repeated="5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 table:number-columns-repeated="12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 style:data-style-name="N2" text:time-value="21:20:42.9023255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20:42:41.082704119</meta:creation-date>
    <dc:date>2016-12-15T21:27:58.386054416</dc:date>
    <meta:editing-duration>PT13M2S</meta:editing-duration>
    <meta:editing-cycles>5</meta:editing-cycles>
    <meta:generator>LibreOffice/5.2.3.3$Linux_X86_64 LibreOffice_project/20m0$Build-3</meta:generator>
    <meta:document-statistic meta:table-count="1" meta:cell-count="130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01cm" chart:symbol-height="0.01cm" chart:link-data-style-to-source="true"/>
      <style:graphic-properties svg:stroke-width="0.08cm" svg:stroke-color="#993366" draw:fill-color="#99336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01cm" chart:symbol-height="0.01cm" chart:link-data-style-to-source="true"/>
      <style:graphic-properties svg:stroke-width="0.08cm" svg:stroke-color="#ccffcc" draw:fill-color="#ccffcc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01cm" chart:symbol-height="0.01cm" chart:link-data-style-to-source="true"/>
      <style:graphic-properties svg:stroke-width="0.08cm" svg:stroke-color="#4b1f6f" draw:fill-color="#4b1f6f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01cm" chart:symbol-height="0.01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01cm" chart:symbol-height="0.01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01cm" chart:symbol-height="0.01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01cm" chart:symbol-height="0.01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30.812cm" svg:height="16.337cm" xlink:href=".." xlink:type="simple" chart:class="chart:scatter" chart:style-name="ch1">
        <chart:title svg:x="13.881cm" svg:y="0.462cm" chart:style-name="ch2">
          <text:p>Joint Variables</text:p>
        </chart:title>
        <chart:legend chart:legend-position="end" svg:x="28.912cm" svg:y="6.375cm" style:legend-expansion="high" chart:style-name="ch3"/>
        <chart:plot-area chart:style-name="ch4" table:cell-range-address="Sheet1.A1:Sheet1.H501" chart:data-source-has-labels="row" svg:x="1.627cm" svg:y="1.567cm" svg:width="26.669cm" svg:height="13.463cm">
          <chartooo:coordinate-region svg:x="2.46cm" svg:y="1.767cm" svg:width="25.649cm" svg:height="13.064cm"/>
          <chart:axis chart:dimension="x" chart:name="primary-x" chart:style-name="ch5">
            <chart:title svg:x="13.449cm" svg:y="15.356cm" chart:style-name="ch6">
              <text:p>Marker motion steps</text:p>
            </chart:title>
          </chart:axis>
          <chart:axis chart:dimension="y" chart:name="primary-y" chart:style-name="ch7">
            <chart:title svg:x="0.451cm" svg:y="9.638cm" chart:style-name="ch8">
              <text:p>Variable (radians)</text:p>
            </chart:title>
            <chart:grid chart:style-name="ch9" chart:class="major"/>
          </chart:axis>
          <chart:series chart:style-name="ch10" chart:values-cell-range-address="Sheet1.B1:Sheet1.B501" loext:label-string="q_0" chart:class="chart:scatter">
            <chart:domain table:cell-range-address="Sheet1.A1:Sheet1.A501"/>
            <chart:data-point chart:repeated="501"/>
          </chart:series>
          <chart:series chart:style-name="ch11" chart:values-cell-range-address="Sheet1.C1:Sheet1.C501" loext:label-string="q_1" chart:class="chart:scatter">
            <chart:data-point chart:repeated="501"/>
          </chart:series>
          <chart:series chart:style-name="ch12" chart:values-cell-range-address="Sheet1.D1:Sheet1.D501" loext:label-string="q_2" chart:class="chart:scatter">
            <chart:data-point chart:repeated="501"/>
          </chart:series>
          <chart:series chart:style-name="ch13" chart:values-cell-range-address="Sheet1.E1:Sheet1.E501" loext:label-string="q_3" chart:class="chart:scatter">
            <chart:data-point chart:repeated="501"/>
          </chart:series>
          <chart:series chart:style-name="ch14" chart:values-cell-range-address="Sheet1.F1:Sheet1.F501" loext:label-string="q_4" chart:class="chart:scatter">
            <chart:data-point chart:repeated="501"/>
          </chart:series>
          <chart:series chart:style-name="ch15" chart:values-cell-range-address="Sheet1.G1:Sheet1.G501" loext:label-string="q_5" chart:class="chart:scatter">
            <chart:data-point chart:repeated="501"/>
          </chart:series>
          <chart:series chart:style-name="ch16" chart:values-cell-range-address="Sheet1.H1:Sheet1.H501" loext:label-string="q_6" chart:class="chart:scatter">
            <chart:data-point chart:repeated="501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q_0</text:p>
              </table:table-cell>
              <table:table-cell office:value-type="string">
                <text:p>q_1</text:p>
              </table:table-cell>
              <table:table-cell office:value-type="string">
                <text:p>q_2</text:p>
              </table:table-cell>
              <table:table-cell office:value-type="string">
                <text:p>q_3</text:p>
              </table:table-cell>
              <table:table-cell office:value-type="string">
                <text:p>q_4</text:p>
              </table:table-cell>
              <table:table-cell office:value-type="string">
                <text:p>q_5</text:p>
              </table:table-cell>
              <table:table-cell office:value-type="string">
                <text:p>q_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501</svg:desc>
                </draw:g>
              </table:table-cell>
              <table:table-cell office:value-type="float" office:value="0">
                <text:p>0</text:p>
                <draw:g>
                  <svg:desc>Sheet1.B1:Sheet1.B501</svg:desc>
                </draw:g>
              </table:table-cell>
              <table:table-cell office:value-type="float" office:value="-0.65">
                <text:p>-0.65</text:p>
                <draw:g>
                  <svg:desc>Sheet1.C1:Sheet1.C501</svg:desc>
                </draw:g>
              </table:table-cell>
              <table:table-cell office:value-type="float" office:value="0">
                <text:p>0</text:p>
                <draw:g>
                  <svg:desc>Sheet1.D1:Sheet1.D501</svg:desc>
                </draw:g>
              </table:table-cell>
              <table:table-cell office:value-type="float" office:value="1.8">
                <text:p>1.8</text:p>
                <draw:g>
                  <svg:desc>Sheet1.E1:Sheet1.E501</svg:desc>
                </draw:g>
              </table:table-cell>
              <table:table-cell office:value-type="float" office:value="0">
                <text:p>0</text:p>
                <draw:g>
                  <svg:desc>Sheet1.F1:Sheet1.F501</svg:desc>
                </draw:g>
              </table:table-cell>
              <table:table-cell office:value-type="float" office:value="0.42">
                <text:p>0.42</text:p>
                <draw:g>
                  <svg:desc>Sheet1.G1:Sheet1.G501</svg:desc>
                </draw:g>
              </table:table-cell>
              <table:table-cell office:value-type="float" office:value="0">
                <text:p>0</text:p>
                <draw:g>
                  <svg:desc>Sheet1.H1:Sheet1.H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.65">
                <text:p>-0.65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0.0167532">
                <text:p>-0.0167532</text:p>
              </table:table-cell>
              <table:table-cell office:value-type="float" office:value="-0.651075">
                <text:p>-0.651075</text:p>
              </table:table-cell>
              <table:table-cell office:value-type="float" office:value="-0.019696">
                <text:p>-0.019696</text:p>
              </table:table-cell>
              <table:table-cell office:value-type="float" office:value="1.80001">
                <text:p>1.80001</text:p>
              </table:table-cell>
              <table:table-cell office:value-type="float" office:value="-0.00611877">
                <text:p>-0.00611877</text:p>
              </table:table-cell>
              <table:table-cell office:value-type="float" office:value="0.420383">
                <text:p>0.420383</text:p>
              </table:table-cell>
              <table:table-cell office:value-type="float" office:value="-0.000882877">
                <text:p>-0.0008828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0.0336607">
                <text:p>-0.0336607</text:p>
              </table:table-cell>
              <table:table-cell office:value-type="float" office:value="-0.652159">
                <text:p>-0.652159</text:p>
              </table:table-cell>
              <table:table-cell office:value-type="float" office:value="-0.03957">
                <text:p>-0.03957</text:p>
              </table:table-cell>
              <table:table-cell office:value-type="float" office:value="1.80002">
                <text:p>1.80002</text:p>
              </table:table-cell>
              <table:table-cell office:value-type="float" office:value="-0.0122912">
                <text:p>-0.0122912</text:p>
              </table:table-cell>
              <table:table-cell office:value-type="float" office:value="0.420848">
                <text:p>0.420848</text:p>
              </table:table-cell>
              <table:table-cell office:value-type="float" office:value="-0.00176678">
                <text:p>-0.001766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0.0504797">
                <text:p>-0.0504797</text:p>
              </table:table-cell>
              <table:table-cell office:value-type="float" office:value="-0.653336">
                <text:p>-0.653336</text:p>
              </table:table-cell>
              <table:table-cell office:value-type="float" office:value="-0.0593315">
                <text:p>-0.0593315</text:p>
              </table:table-cell>
              <table:table-cell office:value-type="float" office:value="1.79988">
                <text:p>1.79988</text:p>
              </table:table-cell>
              <table:table-cell office:value-type="float" office:value="-0.0184317">
                <text:p>-0.0184317</text:p>
              </table:table-cell>
              <table:table-cell office:value-type="float" office:value="0.421297">
                <text:p>0.421297</text:p>
              </table:table-cell>
              <table:table-cell office:value-type="float" office:value="-0.00264252">
                <text:p>-0.00264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0.0671648">
                <text:p>-0.0671648</text:p>
              </table:table-cell>
              <table:table-cell office:value-type="float" office:value="-0.6546">
                <text:p>-0.6546</text:p>
              </table:table-cell>
              <table:table-cell office:value-type="float" office:value="-0.0789277">
                <text:p>-0.0789277</text:p>
              </table:table-cell>
              <table:table-cell office:value-type="float" office:value="1.79957">
                <text:p>1.79957</text:p>
              </table:table-cell>
              <table:table-cell office:value-type="float" office:value="-0.0245236">
                <text:p>-0.0245236</text:p>
              </table:table-cell>
              <table:table-cell office:value-type="float" office:value="0.421726">
                <text:p>0.421726</text:p>
              </table:table-cell>
              <table:table-cell office:value-type="float" office:value="-0.00350799">
                <text:p>-0.003507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0.0836723">
                <text:p>-0.0836723</text:p>
              </table:table-cell>
              <table:table-cell office:value-type="float" office:value="-0.655942">
                <text:p>-0.655942</text:p>
              </table:table-cell>
              <table:table-cell office:value-type="float" office:value="-0.0983078">
                <text:p>-0.0983078</text:p>
              </table:table-cell>
              <table:table-cell office:value-type="float" office:value="1.79912">
                <text:p>1.79912</text:p>
              </table:table-cell>
              <table:table-cell office:value-type="float" office:value="-0.0305507">
                <text:p>-0.0305507</text:p>
              </table:table-cell>
              <table:table-cell office:value-type="float" office:value="0.422136">
                <text:p>0.422136</text:p>
              </table:table-cell>
              <table:table-cell office:value-type="float" office:value="-0.00436119">
                <text:p>-0.004361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0.0999612">
                <text:p>-0.0999612</text:p>
              </table:table-cell>
              <table:table-cell office:value-type="float" office:value="-0.657356">
                <text:p>-0.657356</text:p>
              </table:table-cell>
              <table:table-cell office:value-type="float" office:value="-0.117424">
                <text:p>-0.117424</text:p>
              </table:table-cell>
              <table:table-cell office:value-type="float" office:value="1.79853">
                <text:p>1.79853</text:p>
              </table:table-cell>
              <table:table-cell office:value-type="float" office:value="-0.0364979">
                <text:p>-0.0364979</text:p>
              </table:table-cell>
              <table:table-cell office:value-type="float" office:value="0.422525">
                <text:p>0.422525</text:p>
              </table:table-cell>
              <table:table-cell office:value-type="float" office:value="-0.0052003">
                <text:p>-0.00520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0.115994">
                <text:p>-0.115994</text:p>
              </table:table-cell>
              <table:table-cell office:value-type="float" office:value="-0.658831">
                <text:p>-0.658831</text:p>
              </table:table-cell>
              <table:table-cell office:value-type="float" office:value="-0.136233">
                <text:p>-0.136233</text:p>
              </table:table-cell>
              <table:table-cell office:value-type="float" office:value="1.7978">
                <text:p>1.7978</text:p>
              </table:table-cell>
              <table:table-cell office:value-type="float" office:value="-0.0423513">
                <text:p>-0.0423513</text:p>
              </table:table-cell>
              <table:table-cell office:value-type="float" office:value="0.422891">
                <text:p>0.422891</text:p>
              </table:table-cell>
              <table:table-cell office:value-type="float" office:value="-0.00602374">
                <text:p>-0.006023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0.131736">
                <text:p>-0.131736</text:p>
              </table:table-cell>
              <table:table-cell office:value-type="float" office:value="-0.660361">
                <text:p>-0.660361</text:p>
              </table:table-cell>
              <table:table-cell office:value-type="float" office:value="-0.154695">
                <text:p>-0.154695</text:p>
              </table:table-cell>
              <table:table-cell office:value-type="float" office:value="1.79694">
                <text:p>1.79694</text:p>
              </table:table-cell>
              <table:table-cell office:value-type="float" office:value="-0.0480985">
                <text:p>-0.0480985</text:p>
              </table:table-cell>
              <table:table-cell office:value-type="float" office:value="0.423235">
                <text:p>0.423235</text:p>
              </table:table-cell>
              <table:table-cell office:value-type="float" office:value="-0.00683009">
                <text:p>-0.006830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0.147159">
                <text:p>-0.147159</text:p>
              </table:table-cell>
              <table:table-cell office:value-type="float" office:value="-0.661935">
                <text:p>-0.661935</text:p>
              </table:table-cell>
              <table:table-cell office:value-type="float" office:value="-0.172778">
                <text:p>-0.172778</text:p>
              </table:table-cell>
              <table:table-cell office:value-type="float" office:value="1.79596">
                <text:p>1.79596</text:p>
              </table:table-cell>
              <table:table-cell office:value-type="float" office:value="-0.0537285">
                <text:p>-0.0537285</text:p>
              </table:table-cell>
              <table:table-cell office:value-type="float" office:value="0.423556">
                <text:p>0.423556</text:p>
              </table:table-cell>
              <table:table-cell office:value-type="float" office:value="-0.00761821">
                <text:p>-0.007618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0.147954">
                <text:p>-0.147954</text:p>
              </table:table-cell>
              <table:table-cell office:value-type="float" office:value="-0.661857">
                <text:p>-0.661857</text:p>
              </table:table-cell>
              <table:table-cell office:value-type="float" office:value="-0.173736">
                <text:p>-0.173736</text:p>
              </table:table-cell>
              <table:table-cell office:value-type="float" office:value="1.79611">
                <text:p>1.79611</text:p>
              </table:table-cell>
              <table:table-cell office:value-type="float" office:value="-0.0540187">
                <text:p>-0.0540187</text:p>
              </table:table-cell>
              <table:table-cell office:value-type="float" office:value="0.423685">
                <text:p>0.423685</text:p>
              </table:table-cell>
              <table:table-cell office:value-type="float" office:value="-0.00765565">
                <text:p>-0.007655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0.147899">
                <text:p>-0.147899</text:p>
              </table:table-cell>
              <table:table-cell office:value-type="float" office:value="-0.661862">
                <text:p>-0.661862</text:p>
              </table:table-cell>
              <table:table-cell office:value-type="float" office:value="-0.17367">
                <text:p>-0.17367</text:p>
              </table:table-cell>
              <table:table-cell office:value-type="float" office:value="1.7961">
                <text:p>1.7961</text:p>
              </table:table-cell>
              <table:table-cell office:value-type="float" office:value="-0.0539987">
                <text:p>-0.0539987</text:p>
              </table:table-cell>
              <table:table-cell office:value-type="float" office:value="0.423676">
                <text:p>0.423676</text:p>
              </table:table-cell>
              <table:table-cell office:value-type="float" office:value="-0.00765305">
                <text:p>-0.007653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0.147903">
                <text:p>-0.147903</text:p>
              </table:table-cell>
              <table:table-cell office:value-type="float" office:value="-0.661861">
                <text:p>-0.661861</text:p>
              </table:table-cell>
              <table:table-cell office:value-type="float" office:value="-0.173675">
                <text:p>-0.173675</text:p>
              </table:table-cell>
              <table:table-cell office:value-type="float" office:value="1.7961">
                <text:p>1.7961</text:p>
              </table:table-cell>
              <table:table-cell office:value-type="float" office:value="-0.0540001">
                <text:p>-0.0540001</text:p>
              </table:table-cell>
              <table:table-cell office:value-type="float" office:value="0.423677">
                <text:p>0.423677</text:p>
              </table:table-cell>
              <table:table-cell office:value-type="float" office:value="-0.00765323">
                <text:p>-0.007653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0.147902">
                <text:p>-0.147902</text:p>
              </table:table-cell>
              <table:table-cell office:value-type="float" office:value="-0.661861">
                <text:p>-0.661861</text:p>
              </table:table-cell>
              <table:table-cell office:value-type="float" office:value="-0.173675">
                <text:p>-0.173675</text:p>
              </table:table-cell>
              <table:table-cell office:value-type="float" office:value="1.7961">
                <text:p>1.7961</text:p>
              </table:table-cell>
              <table:table-cell office:value-type="float" office:value="-0.054">
                <text:p>-0.054</text:p>
              </table:table-cell>
              <table:table-cell office:value-type="float" office:value="0.423677">
                <text:p>0.423677</text:p>
              </table:table-cell>
              <table:table-cell office:value-type="float" office:value="-0.00765322">
                <text:p>-0.007653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0.147902">
                <text:p>-0.147902</text:p>
              </table:table-cell>
              <table:table-cell office:value-type="float" office:value="-0.661861">
                <text:p>-0.661861</text:p>
              </table:table-cell>
              <table:table-cell office:value-type="float" office:value="-0.173675">
                <text:p>-0.173675</text:p>
              </table:table-cell>
              <table:table-cell office:value-type="float" office:value="1.7961">
                <text:p>1.7961</text:p>
              </table:table-cell>
              <table:table-cell office:value-type="float" office:value="-0.054">
                <text:p>-0.054</text:p>
              </table:table-cell>
              <table:table-cell office:value-type="float" office:value="0.423677">
                <text:p>0.423677</text:p>
              </table:table-cell>
              <table:table-cell office:value-type="float" office:value="-0.00765322">
                <text:p>-0.007653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0.147902">
                <text:p>-0.147902</text:p>
              </table:table-cell>
              <table:table-cell office:value-type="float" office:value="-0.661861">
                <text:p>-0.661861</text:p>
              </table:table-cell>
              <table:table-cell office:value-type="float" office:value="-0.173675">
                <text:p>-0.173675</text:p>
              </table:table-cell>
              <table:table-cell office:value-type="float" office:value="1.7961">
                <text:p>1.7961</text:p>
              </table:table-cell>
              <table:table-cell office:value-type="float" office:value="-0.054">
                <text:p>-0.054</text:p>
              </table:table-cell>
              <table:table-cell office:value-type="float" office:value="0.423677">
                <text:p>0.423677</text:p>
              </table:table-cell>
              <table:table-cell office:value-type="float" office:value="-0.00765322">
                <text:p>-0.007653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0.147902">
                <text:p>-0.147902</text:p>
              </table:table-cell>
              <table:table-cell office:value-type="float" office:value="-0.661861">
                <text:p>-0.661861</text:p>
              </table:table-cell>
              <table:table-cell office:value-type="float" office:value="-0.173675">
                <text:p>-0.173675</text:p>
              </table:table-cell>
              <table:table-cell office:value-type="float" office:value="1.7961">
                <text:p>1.7961</text:p>
              </table:table-cell>
              <table:table-cell office:value-type="float" office:value="-0.054">
                <text:p>-0.054</text:p>
              </table:table-cell>
              <table:table-cell office:value-type="float" office:value="0.423677">
                <text:p>0.423677</text:p>
              </table:table-cell>
              <table:table-cell office:value-type="float" office:value="-0.00765322">
                <text:p>-0.007653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0.147902">
                <text:p>-0.147902</text:p>
              </table:table-cell>
              <table:table-cell office:value-type="float" office:value="-0.661861">
                <text:p>-0.661861</text:p>
              </table:table-cell>
              <table:table-cell office:value-type="float" office:value="-0.173675">
                <text:p>-0.173675</text:p>
              </table:table-cell>
              <table:table-cell office:value-type="float" office:value="1.7961">
                <text:p>1.7961</text:p>
              </table:table-cell>
              <table:table-cell office:value-type="float" office:value="-0.054">
                <text:p>-0.054</text:p>
              </table:table-cell>
              <table:table-cell office:value-type="float" office:value="0.423677">
                <text:p>0.423677</text:p>
              </table:table-cell>
              <table:table-cell office:value-type="float" office:value="-0.00765322">
                <text:p>-0.007653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0.147902">
                <text:p>-0.147902</text:p>
              </table:table-cell>
              <table:table-cell office:value-type="float" office:value="-0.661861">
                <text:p>-0.661861</text:p>
              </table:table-cell>
              <table:table-cell office:value-type="float" office:value="-0.173675">
                <text:p>-0.173675</text:p>
              </table:table-cell>
              <table:table-cell office:value-type="float" office:value="1.7961">
                <text:p>1.7961</text:p>
              </table:table-cell>
              <table:table-cell office:value-type="float" office:value="-0.054">
                <text:p>-0.054</text:p>
              </table:table-cell>
              <table:table-cell office:value-type="float" office:value="0.423677">
                <text:p>0.423677</text:p>
              </table:table-cell>
              <table:table-cell office:value-type="float" office:value="-0.00765322">
                <text:p>-0.007653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0.147902">
                <text:p>-0.147902</text:p>
              </table:table-cell>
              <table:table-cell office:value-type="float" office:value="-0.661861">
                <text:p>-0.661861</text:p>
              </table:table-cell>
              <table:table-cell office:value-type="float" office:value="-0.173675">
                <text:p>-0.173675</text:p>
              </table:table-cell>
              <table:table-cell office:value-type="float" office:value="1.7961">
                <text:p>1.7961</text:p>
              </table:table-cell>
              <table:table-cell office:value-type="float" office:value="-0.054">
                <text:p>-0.054</text:p>
              </table:table-cell>
              <table:table-cell office:value-type="float" office:value="0.423677">
                <text:p>0.423677</text:p>
              </table:table-cell>
              <table:table-cell office:value-type="float" office:value="-0.00765322">
                <text:p>-0.007653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0.133207">
                <text:p>-0.133207</text:p>
              </table:table-cell>
              <table:table-cell office:value-type="float" office:value="-0.665794">
                <text:p>-0.665794</text:p>
              </table:table-cell>
              <table:table-cell office:value-type="float" office:value="-0.155508">
                <text:p>-0.155508</text:p>
              </table:table-cell>
              <table:table-cell office:value-type="float" office:value="1.79062">
                <text:p>1.79062</text:p>
              </table:table-cell>
              <table:table-cell office:value-type="float" office:value="-0.0486689">
                <text:p>-0.0486689</text:p>
              </table:table-cell>
              <table:table-cell office:value-type="float" office:value="0.41981">
                <text:p>0.41981</text:p>
              </table:table-cell>
              <table:table-cell office:value-type="float" office:value="-0.0070558">
                <text:p>-0.00705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0.117758">
                <text:p>-0.117758</text:p>
              </table:table-cell>
              <table:table-cell office:value-type="float" office:value="-0.669977">
                <text:p>-0.669977</text:p>
              </table:table-cell>
              <table:table-cell office:value-type="float" office:value="-0.1363">
                <text:p>-0.1363</text:p>
              </table:table-cell>
              <table:table-cell office:value-type="float" office:value="1.78484">
                <text:p>1.78484</text:p>
              </table:table-cell>
              <table:table-cell office:value-type="float" office:value="-0.0430893">
                <text:p>-0.0430893</text:p>
              </table:table-cell>
              <table:table-cell office:value-type="float" office:value="0.41581">
                <text:p>0.41581</text:p>
              </table:table-cell>
              <table:table-cell office:value-type="float" office:value="-0.00642578">
                <text:p>-0.006425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0.102218">
                <text:p>-0.102218</text:p>
              </table:table-cell>
              <table:table-cell office:value-type="float" office:value="-0.674314">
                <text:p>-0.674314</text:p>
              </table:table-cell>
              <table:table-cell office:value-type="float" office:value="-0.11685">
                <text:p>-0.11685</text:p>
              </table:table-cell>
              <table:table-cell office:value-type="float" office:value="1.77888">
                <text:p>1.77888</text:p>
              </table:table-cell>
              <table:table-cell office:value-type="float" office:value="-0.0375048">
                <text:p>-0.0375048</text:p>
              </table:table-cell>
              <table:table-cell office:value-type="float" office:value="0.411769">
                <text:p>0.411769</text:p>
              </table:table-cell>
              <table:table-cell office:value-type="float" office:value="-0.00579364">
                <text:p>-0.005793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0.086594">
                <text:p>-0.086594</text:p>
              </table:table-cell>
              <table:table-cell office:value-type="float" office:value="-0.678802">
                <text:p>-0.678802</text:p>
              </table:table-cell>
              <table:table-cell office:value-type="float" office:value="-0.0971611">
                <text:p>-0.0971611</text:p>
              </table:table-cell>
              <table:table-cell office:value-type="float" office:value="1.77273">
                <text:p>1.77273</text:p>
              </table:table-cell>
              <table:table-cell office:value-type="float" office:value="-0.0319177">
                <text:p>-0.0319177</text:p>
              </table:table-cell>
              <table:table-cell office:value-type="float" office:value="0.407693">
                <text:p>0.407693</text:p>
              </table:table-cell>
              <table:table-cell office:value-type="float" office:value="-0.00515944">
                <text:p>-0.005159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0.0709294">
                <text:p>-0.0709294</text:p>
              </table:table-cell>
              <table:table-cell office:value-type="float" office:value="-0.683429">
                <text:p>-0.683429</text:p>
              </table:table-cell>
              <table:table-cell office:value-type="float" office:value="-0.0772865">
                <text:p>-0.0772865</text:p>
              </table:table-cell>
              <table:table-cell office:value-type="float" office:value="1.76644">
                <text:p>1.76644</text:p>
              </table:table-cell>
              <table:table-cell office:value-type="float" office:value="-0.0263441">
                <text:p>-0.0263441</text:p>
              </table:table-cell>
              <table:table-cell office:value-type="float" office:value="0.4036">
                <text:p>0.4036</text:p>
              </table:table-cell>
              <table:table-cell office:value-type="float" office:value="-0.00452469">
                <text:p>-0.004524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0.0552689">
                <text:p>-0.0552689</text:p>
              </table:table-cell>
              <table:table-cell office:value-type="float" office:value="-0.68818">
                <text:p>-0.68818</text:p>
              </table:table-cell>
              <table:table-cell office:value-type="float" office:value="-0.0572793">
                <text:p>-0.0572793</text:p>
              </table:table-cell>
              <table:table-cell office:value-type="float" office:value="1.76001">
                <text:p>1.76001</text:p>
              </table:table-cell>
              <table:table-cell office:value-type="float" office:value="-0.0207995">
                <text:p>-0.0207995</text:p>
              </table:table-cell>
              <table:table-cell office:value-type="float" office:value="0.399504">
                <text:p>0.399504</text:p>
              </table:table-cell>
              <table:table-cell office:value-type="float" office:value="-0.00389084">
                <text:p>-0.003890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0.0396578">
                <text:p>-0.0396578</text:p>
              </table:table-cell>
              <table:table-cell office:value-type="float" office:value="-0.693039">
                <text:p>-0.693039</text:p>
              </table:table-cell>
              <table:table-cell office:value-type="float" office:value="-0.0371953">
                <text:p>-0.0371953</text:p>
              </table:table-cell>
              <table:table-cell office:value-type="float" office:value="1.75348">
                <text:p>1.75348</text:p>
              </table:table-cell>
              <table:table-cell office:value-type="float" office:value="-0.015299">
                <text:p>-0.015299</text:p>
              </table:table-cell>
              <table:table-cell office:value-type="float" office:value="0.395423">
                <text:p>0.395423</text:p>
              </table:table-cell>
              <table:table-cell office:value-type="float" office:value="-0.00325935">
                <text:p>-0.003259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0.0241412">
                <text:p>-0.0241412</text:p>
              </table:table-cell>
              <table:table-cell office:value-type="float" office:value="-0.697988">
                <text:p>-0.697988</text:p>
              </table:table-cell>
              <table:table-cell office:value-type="float" office:value="-0.0170918">
                <text:p>-0.0170918</text:p>
              </table:table-cell>
              <table:table-cell office:value-type="float" office:value="1.74688">
                <text:p>1.74688</text:p>
              </table:table-cell>
              <table:table-cell office:value-type="float" office:value="-0.00985766">
                <text:p>-0.00985766</text:p>
              </table:table-cell>
              <table:table-cell office:value-type="float" office:value="0.391372">
                <text:p>0.391372</text:p>
              </table:table-cell>
              <table:table-cell office:value-type="float" office:value="-0.00263157">
                <text:p>-0.002631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0.00876317">
                <text:p>-0.00876317</text:p>
              </table:table-cell>
              <table:table-cell office:value-type="float" office:value="-0.703009">
                <text:p>-0.703009</text:p>
              </table:table-cell>
              <table:table-cell office:value-type="float" office:value="0.00297346">
                <text:p>0.00297346</text:p>
              </table:table-cell>
              <table:table-cell office:value-type="float" office:value="1.74024">
                <text:p>1.74024</text:p>
              </table:table-cell>
              <table:table-cell office:value-type="float" office:value="-0.00448957">
                <text:p>-0.00448957</text:p>
              </table:table-cell>
              <table:table-cell office:value-type="float" office:value="0.387368">
                <text:p>0.387368</text:p>
              </table:table-cell>
              <table:table-cell office:value-type="float" office:value="-0.00200884">
                <text:p>-0.002008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00643364">
                <text:p>0.00643364</text:p>
              </table:table-cell>
              <table:table-cell office:value-type="float" office:value="-0.708082">
                <text:p>-0.708082</text:p>
              </table:table-cell>
              <table:table-cell office:value-type="float" office:value="0.0229434">
                <text:p>0.0229434</text:p>
              </table:table-cell>
              <table:table-cell office:value-type="float" office:value="1.73358">
                <text:p>1.73358</text:p>
              </table:table-cell>
              <table:table-cell office:value-type="float" office:value="0.000792032">
                <text:p>0.000792032</text:p>
              </table:table-cell>
              <table:table-cell office:value-type="float" office:value="0.383424">
                <text:p>0.383424</text:p>
              </table:table-cell>
              <table:table-cell office:value-type="float" office:value="-0.00139236">
                <text:p>-0.001392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00726007">
                <text:p>0.00726007</text:p>
              </table:table-cell>
              <table:table-cell office:value-type="float" office:value="-0.708221">
                <text:p>-0.708221</text:p>
              </table:table-cell>
              <table:table-cell office:value-type="float" office:value="0.0240331">
                <text:p>0.0240331</text:p>
              </table:table-cell>
              <table:table-cell office:value-type="float" office:value="1.73336">
                <text:p>1.73336</text:p>
              </table:table-cell>
              <table:table-cell office:value-type="float" office:value="0.00108569">
                <text:p>0.00108569</text:p>
              </table:table-cell>
              <table:table-cell office:value-type="float" office:value="0.383287">
                <text:p>0.383287</text:p>
              </table:table-cell>
              <table:table-cell office:value-type="float" office:value="-0.00135096">
                <text:p>-0.001350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00721599">
                <text:p>0.00721599</text:p>
              </table:table-cell>
              <table:table-cell office:value-type="float" office:value="-0.708212">
                <text:p>-0.708212</text:p>
              </table:table-cell>
              <table:table-cell office:value-type="float" office:value="0.0239749">
                <text:p>0.0239749</text:p>
              </table:table-cell>
              <table:table-cell office:value-type="float" office:value="1.73338">
                <text:p>1.73338</text:p>
              </table:table-cell>
              <table:table-cell office:value-type="float" office:value="0.00107011">
                <text:p>0.00107011</text:p>
              </table:table-cell>
              <table:table-cell office:value-type="float" office:value="0.383296">
                <text:p>0.383296</text:p>
              </table:table-cell>
              <table:table-cell office:value-type="float" office:value="-0.00135309">
                <text:p>-0.001353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00721838">
                <text:p>0.00721838</text:p>
              </table:table-cell>
              <table:table-cell office:value-type="float" office:value="-0.708213">
                <text:p>-0.708213</text:p>
              </table:table-cell>
              <table:table-cell office:value-type="float" office:value="0.0239781">
                <text:p>0.0239781</text:p>
              </table:table-cell>
              <table:table-cell office:value-type="float" office:value="1.73337">
                <text:p>1.73337</text:p>
              </table:table-cell>
              <table:table-cell office:value-type="float" office:value="0.00107095">
                <text:p>0.00107095</text:p>
              </table:table-cell>
              <table:table-cell office:value-type="float" office:value="0.383296">
                <text:p>0.383296</text:p>
              </table:table-cell>
              <table:table-cell office:value-type="float" office:value="-0.00135298">
                <text:p>-0.001352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00721825">
                <text:p>0.00721825</text:p>
              </table:table-cell>
              <table:table-cell office:value-type="float" office:value="-0.708213">
                <text:p>-0.708213</text:p>
              </table:table-cell>
              <table:table-cell office:value-type="float" office:value="0.0239779">
                <text:p>0.0239779</text:p>
              </table:table-cell>
              <table:table-cell office:value-type="float" office:value="1.73337">
                <text:p>1.73337</text:p>
              </table:table-cell>
              <table:table-cell office:value-type="float" office:value="0.0010709">
                <text:p>0.0010709</text:p>
              </table:table-cell>
              <table:table-cell office:value-type="float" office:value="0.383296">
                <text:p>0.383296</text:p>
              </table:table-cell>
              <table:table-cell office:value-type="float" office:value="-0.00135299">
                <text:p>-0.0013529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00721826">
                <text:p>0.00721826</text:p>
              </table:table-cell>
              <table:table-cell office:value-type="float" office:value="-0.708213">
                <text:p>-0.708213</text:p>
              </table:table-cell>
              <table:table-cell office:value-type="float" office:value="0.0239779">
                <text:p>0.0239779</text:p>
              </table:table-cell>
              <table:table-cell office:value-type="float" office:value="1.73337">
                <text:p>1.73337</text:p>
              </table:table-cell>
              <table:table-cell office:value-type="float" office:value="0.0010709">
                <text:p>0.0010709</text:p>
              </table:table-cell>
              <table:table-cell office:value-type="float" office:value="0.383296">
                <text:p>0.383296</text:p>
              </table:table-cell>
              <table:table-cell office:value-type="float" office:value="-0.00135299">
                <text:p>-0.001352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00721826">
                <text:p>0.00721826</text:p>
              </table:table-cell>
              <table:table-cell office:value-type="float" office:value="-0.708213">
                <text:p>-0.708213</text:p>
              </table:table-cell>
              <table:table-cell office:value-type="float" office:value="0.0239779">
                <text:p>0.0239779</text:p>
              </table:table-cell>
              <table:table-cell office:value-type="float" office:value="1.73337">
                <text:p>1.73337</text:p>
              </table:table-cell>
              <table:table-cell office:value-type="float" office:value="0.0010709">
                <text:p>0.0010709</text:p>
              </table:table-cell>
              <table:table-cell office:value-type="float" office:value="0.383296">
                <text:p>0.383296</text:p>
              </table:table-cell>
              <table:table-cell office:value-type="float" office:value="-0.00135299">
                <text:p>-0.001352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00721826">
                <text:p>0.00721826</text:p>
              </table:table-cell>
              <table:table-cell office:value-type="float" office:value="-0.708213">
                <text:p>-0.708213</text:p>
              </table:table-cell>
              <table:table-cell office:value-type="float" office:value="0.0239779">
                <text:p>0.0239779</text:p>
              </table:table-cell>
              <table:table-cell office:value-type="float" office:value="1.73337">
                <text:p>1.73337</text:p>
              </table:table-cell>
              <table:table-cell office:value-type="float" office:value="0.0010709">
                <text:p>0.0010709</text:p>
              </table:table-cell>
              <table:table-cell office:value-type="float" office:value="0.383296">
                <text:p>0.383296</text:p>
              </table:table-cell>
              <table:table-cell office:value-type="float" office:value="-0.00135299">
                <text:p>-0.001352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00721826">
                <text:p>0.00721826</text:p>
              </table:table-cell>
              <table:table-cell office:value-type="float" office:value="-0.708213">
                <text:p>-0.708213</text:p>
              </table:table-cell>
              <table:table-cell office:value-type="float" office:value="0.0239779">
                <text:p>0.0239779</text:p>
              </table:table-cell>
              <table:table-cell office:value-type="float" office:value="1.73337">
                <text:p>1.73337</text:p>
              </table:table-cell>
              <table:table-cell office:value-type="float" office:value="0.0010709">
                <text:p>0.0010709</text:p>
              </table:table-cell>
              <table:table-cell office:value-type="float" office:value="0.383296">
                <text:p>0.383296</text:p>
              </table:table-cell>
              <table:table-cell office:value-type="float" office:value="-0.00135299">
                <text:p>-0.001352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00721826">
                <text:p>0.00721826</text:p>
              </table:table-cell>
              <table:table-cell office:value-type="float" office:value="-0.708213">
                <text:p>-0.708213</text:p>
              </table:table-cell>
              <table:table-cell office:value-type="float" office:value="0.0239779">
                <text:p>0.0239779</text:p>
              </table:table-cell>
              <table:table-cell office:value-type="float" office:value="1.73337">
                <text:p>1.73337</text:p>
              </table:table-cell>
              <table:table-cell office:value-type="float" office:value="0.0010709">
                <text:p>0.0010709</text:p>
              </table:table-cell>
              <table:table-cell office:value-type="float" office:value="0.383296">
                <text:p>0.383296</text:p>
              </table:table-cell>
              <table:table-cell office:value-type="float" office:value="-0.00135299">
                <text:p>-0.0013529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00721826">
                <text:p>0.00721826</text:p>
              </table:table-cell>
              <table:table-cell office:value-type="float" office:value="-0.708213">
                <text:p>-0.708213</text:p>
              </table:table-cell>
              <table:table-cell office:value-type="float" office:value="0.0239779">
                <text:p>0.0239779</text:p>
              </table:table-cell>
              <table:table-cell office:value-type="float" office:value="1.73337">
                <text:p>1.73337</text:p>
              </table:table-cell>
              <table:table-cell office:value-type="float" office:value="0.0010709">
                <text:p>0.0010709</text:p>
              </table:table-cell>
              <table:table-cell office:value-type="float" office:value="0.383296">
                <text:p>0.383296</text:p>
              </table:table-cell>
              <table:table-cell office:value-type="float" office:value="-0.00135299">
                <text:p>-0.001352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0.00693328">
                <text:p>-0.00693328</text:p>
              </table:table-cell>
              <table:table-cell office:value-type="float" office:value="-0.708999">
                <text:p>-0.708999</text:p>
              </table:table-cell>
              <table:table-cell office:value-type="float" office:value="0.00536133">
                <text:p>0.00536133</text:p>
              </table:table-cell>
              <table:table-cell office:value-type="float" office:value="1.73361">
                <text:p>1.73361</text:p>
              </table:table-cell>
              <table:table-cell office:value-type="float" office:value="-0.00405389">
                <text:p>-0.00405389</text:p>
              </table:table-cell>
              <table:table-cell office:value-type="float" office:value="0.383716">
                <text:p>0.383716</text:p>
              </table:table-cell>
              <table:table-cell office:value-type="float" office:value="-0.00214763">
                <text:p>-0.002147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0.022063">
                <text:p>-0.022063</text:p>
              </table:table-cell>
              <table:table-cell office:value-type="float" office:value="-0.709853">
                <text:p>-0.709853</text:p>
              </table:table-cell>
              <table:table-cell office:value-type="float" office:value="-0.0145347">
                <text:p>-0.0145347</text:p>
              </table:table-cell>
              <table:table-cell office:value-type="float" office:value="1.73391">
                <text:p>1.73391</text:p>
              </table:table-cell>
              <table:table-cell office:value-type="float" office:value="-0.00952865">
                <text:p>-0.00952865</text:p>
              </table:table-cell>
              <table:table-cell office:value-type="float" office:value="0.384273">
                <text:p>0.384273</text:p>
              </table:table-cell>
              <table:table-cell office:value-type="float" office:value="-0.00298738">
                <text:p>-0.002987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0.0371239">
                <text:p>-0.0371239</text:p>
              </table:table-cell>
              <table:table-cell office:value-type="float" office:value="-0.710762">
                <text:p>-0.710762</text:p>
              </table:table-cell>
              <table:table-cell office:value-type="float" office:value="-0.0343324">
                <text:p>-0.0343324</text:p>
              </table:table-cell>
              <table:table-cell office:value-type="float" office:value="1.73416">
                <text:p>1.73416</text:p>
              </table:table-cell>
              <table:table-cell office:value-type="float" office:value="-0.014978">
                <text:p>-0.014978</text:p>
              </table:table-cell>
              <table:table-cell office:value-type="float" office:value="0.384863">
                <text:p>0.384863</text:p>
              </table:table-cell>
              <table:table-cell office:value-type="float" office:value="-0.00381758">
                <text:p>-0.0038175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0.0521129">
                <text:p>-0.0521129</text:p>
              </table:table-cell>
              <table:table-cell office:value-type="float" office:value="-0.711728">
                <text:p>-0.711728</text:p>
              </table:table-cell>
              <table:table-cell office:value-type="float" office:value="-0.0540273">
                <text:p>-0.0540273</text:p>
              </table:table-cell>
              <table:table-cell office:value-type="float" office:value="1.73435">
                <text:p>1.73435</text:p>
              </table:table-cell>
              <table:table-cell office:value-type="float" office:value="-0.0204013">
                <text:p>-0.0204013</text:p>
              </table:table-cell>
              <table:table-cell office:value-type="float" office:value="0.38548">
                <text:p>0.38548</text:p>
              </table:table-cell>
              <table:table-cell office:value-type="float" office:value="-0.00463827">
                <text:p>-0.004638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0.0669931">
                <text:p>-0.0669931</text:p>
              </table:table-cell>
              <table:table-cell office:value-type="float" office:value="-0.712746">
                <text:p>-0.712746</text:p>
              </table:table-cell>
              <table:table-cell office:value-type="float" office:value="-0.0735707">
                <text:p>-0.0735707</text:p>
              </table:table-cell>
              <table:table-cell office:value-type="float" office:value="1.73447">
                <text:p>1.73447</text:p>
              </table:table-cell>
              <table:table-cell office:value-type="float" office:value="-0.0257853">
                <text:p>-0.0257853</text:p>
              </table:table-cell>
              <table:table-cell office:value-type="float" office:value="0.386123">
                <text:p>0.386123</text:p>
              </table:table-cell>
              <table:table-cell office:value-type="float" office:value="-0.00544769">
                <text:p>-0.005447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0.0817299">
                <text:p>-0.0817299</text:p>
              </table:table-cell>
              <table:table-cell office:value-type="float" office:value="-0.713812">
                <text:p>-0.713812</text:p>
              </table:table-cell>
              <table:table-cell office:value-type="float" office:value="-0.0929172">
                <text:p>-0.0929172</text:p>
              </table:table-cell>
              <table:table-cell office:value-type="float" office:value="1.73453">
                <text:p>1.73453</text:p>
              </table:table-cell>
              <table:table-cell office:value-type="float" office:value="-0.031118">
                <text:p>-0.031118</text:p>
              </table:table-cell>
              <table:table-cell office:value-type="float" office:value="0.386788">
                <text:p>0.386788</text:p>
              </table:table-cell>
              <table:table-cell office:value-type="float" office:value="-0.00624427">
                <text:p>-0.006244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0.0962909">
                <text:p>-0.0962909</text:p>
              </table:table-cell>
              <table:table-cell office:value-type="float" office:value="-0.71492">
                <text:p>-0.71492</text:p>
              </table:table-cell>
              <table:table-cell office:value-type="float" office:value="-0.112024">
                <text:p>-0.112024</text:p>
              </table:table-cell>
              <table:table-cell office:value-type="float" office:value="1.73454">
                <text:p>1.73454</text:p>
              </table:table-cell>
              <table:table-cell office:value-type="float" office:value="-0.0363879">
                <text:p>-0.0363879</text:p>
              </table:table-cell>
              <table:table-cell office:value-type="float" office:value="0.387472">
                <text:p>0.387472</text:p>
              </table:table-cell>
              <table:table-cell office:value-type="float" office:value="-0.0070266">
                <text:p>-0.00702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0.110646">
                <text:p>-0.110646</text:p>
              </table:table-cell>
              <table:table-cell office:value-type="float" office:value="-0.716066">
                <text:p>-0.716066</text:p>
              </table:table-cell>
              <table:table-cell office:value-type="float" office:value="-0.130852">
                <text:p>-0.130852</text:p>
              </table:table-cell>
              <table:table-cell office:value-type="float" office:value="1.73448">
                <text:p>1.73448</text:p>
              </table:table-cell>
              <table:table-cell office:value-type="float" office:value="-0.0415844">
                <text:p>-0.0415844</text:p>
              </table:table-cell>
              <table:table-cell office:value-type="float" office:value="0.38817">
                <text:p>0.38817</text:p>
              </table:table-cell>
              <table:table-cell office:value-type="float" office:value="-0.00779348">
                <text:p>-0.007793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0.124768">
                <text:p>-0.124768</text:p>
              </table:table-cell>
              <table:table-cell office:value-type="float" office:value="-0.717244">
                <text:p>-0.717244</text:p>
              </table:table-cell>
              <table:table-cell office:value-type="float" office:value="-0.149366">
                <text:p>-0.149366</text:p>
              </table:table-cell>
              <table:table-cell office:value-type="float" office:value="1.73436">
                <text:p>1.73436</text:p>
              </table:table-cell>
              <table:table-cell office:value-type="float" office:value="-0.046698">
                <text:p>-0.046698</text:p>
              </table:table-cell>
              <table:table-cell office:value-type="float" office:value="0.38888">
                <text:p>0.38888</text:p>
              </table:table-cell>
              <table:table-cell office:value-type="float" office:value="-0.00854385">
                <text:p>-0.008543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1cm" chart:symbol-height="0.0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amed-symbol" chart:symbol-name="diamond" chart:symbol-width="0.01cm" chart:symbol-height="0.01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01cm" chart:symbol-height="0.01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86cm" svg:y="0.316cm" chart:style-name="ch2">
          <text:p>Tool position</text:p>
        </chart:title>
        <chart:legend chart:legend-position="end" svg:x="14.471cm" svg:y="3.703cm" style:legend-expansion="high" chart:style-name="ch3"/>
        <chart:plot-area chart:style-name="ch4" table:cell-range-address="Sheet1.A1:Sheet1.A501 Sheet1.J1:Sheet1.L501" chart:data-source-has-labels="row" svg:x="1.331cm" svg:y="1.275cm" svg:width="12.82cm" svg:height="6.564cm">
          <chartooo:coordinate-region svg:x="2.164cm" svg:y="1.474cm" svg:width="11.8cm" svg:height="6.166cm"/>
          <chart:axis chart:dimension="x" chart:name="primary-x" chart:style-name="ch5">
            <chart:title svg:x="6.229cm" svg:y="8.019cm" chart:style-name="ch6">
              <text:p>Marker motion steps</text:p>
            </chart:title>
          </chart:axis>
          <chart:axis chart:dimension="y" chart:name="primary-y" chart:style-name="ch5">
            <chart:title svg:x="0.451cm" svg:y="5.196cm" chart:style-name="ch7">
              <text:p>Position</text:p>
            </chart:title>
            <chart:grid chart:style-name="ch8" chart:class="major"/>
          </chart:axis>
          <chart:series chart:style-name="ch9" chart:values-cell-range-address="Sheet1.J1:Sheet1.J501" loext:label-string="x" chart:class="chart:scatter">
            <chart:domain table:cell-range-address="Sheet1.A1:Sheet1.A501"/>
            <chart:data-point chart:repeated="501"/>
          </chart:series>
          <chart:series chart:style-name="ch10" chart:values-cell-range-address="Sheet1.K1:Sheet1.K501" loext:label-string="y" chart:class="chart:scatter">
            <chart:data-point chart:repeated="501"/>
          </chart:series>
          <chart:series chart:style-name="ch11" chart:values-cell-range-address="Sheet1.L1:Sheet1.L501" loext:label-string="z" chart:class="chart:scatter">
            <chart:data-point chart:repeated="5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x</text:p>
              </table:table-cell>
              <table:table-cell office:value-type="string">
                <text:p>y</text:p>
              </table:table-cell>
              <table:table-cell office:value-type="string">
                <text:p>z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501</svg:desc>
                </draw:g>
              </table:table-cell>
              <table:table-cell office:value-type="float" office:value="0.319048">
                <text:p>0.319048</text:p>
                <draw:g>
                  <svg:desc>Sheet1.J1:Sheet1.J501</svg:desc>
                </draw:g>
              </table:table-cell>
              <table:table-cell office:value-type="float" office:value="3.36778E-018">
                <text:p>3.36778E-018</text:p>
                <draw:g>
                  <svg:desc>Sheet1.K1:Sheet1.K501</svg:desc>
                </draw:g>
              </table:table-cell>
              <table:table-cell office:value-type="float" office:value="0.878589">
                <text:p>0.878589</text:p>
                <draw:g>
                  <svg:desc>Sheet1.L1:Sheet1.L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19048">
                <text:p>0.319048</text:p>
              </table:table-cell>
              <table:table-cell office:value-type="float" office:value="3.36778E-018">
                <text:p>3.36778E-018</text:p>
              </table:table-cell>
              <table:table-cell office:value-type="float" office:value="0.878589">
                <text:p>0.8785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318102">
                <text:p>0.318102</text:p>
              </table:table-cell>
              <table:table-cell office:value-type="float" office:value="-0.0173755">
                <text:p>-0.0173755</text:p>
              </table:table-cell>
              <table:table-cell office:value-type="float" office:value="0.878798">
                <text:p>0.8787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316451">
                <text:p>0.316451</text:p>
              </table:table-cell>
              <table:table-cell office:value-type="float" office:value="-0.0348608">
                <text:p>-0.0348608</text:p>
              </table:table-cell>
              <table:table-cell office:value-type="float" office:value="0.878853">
                <text:p>0.878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31403">
                <text:p>0.31403</text:p>
              </table:table-cell>
              <table:table-cell office:value-type="float" office:value="-0.0521724">
                <text:p>-0.0521724</text:p>
              </table:table-cell>
              <table:table-cell office:value-type="float" office:value="0.878885">
                <text:p>0.8788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310864">
                <text:p>0.310864</text:p>
              </table:table-cell>
              <table:table-cell office:value-type="float" office:value="-0.0692368">
                <text:p>-0.0692368</text:p>
              </table:table-cell>
              <table:table-cell office:value-type="float" office:value="0.878893">
                <text:p>0.8788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30699">
                <text:p>0.30699</text:p>
              </table:table-cell>
              <table:table-cell office:value-type="float" office:value="-0.085985">
                <text:p>-0.085985</text:p>
              </table:table-cell>
              <table:table-cell office:value-type="float" office:value="0.878877">
                <text:p>0.8788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302448">
                <text:p>0.302448</text:p>
              </table:table-cell>
              <table:table-cell office:value-type="float" office:value="-0.102354">
                <text:p>-0.102354</text:p>
              </table:table-cell>
              <table:table-cell office:value-type="float" office:value="0.878836">
                <text:p>0.8788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297287">
                <text:p>0.297287</text:p>
              </table:table-cell>
              <table:table-cell office:value-type="float" office:value="-0.118287">
                <text:p>-0.118287</text:p>
              </table:table-cell>
              <table:table-cell office:value-type="float" office:value="0.87877">
                <text:p>0.878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291559">
                <text:p>0.291559</text:p>
              </table:table-cell>
              <table:table-cell office:value-type="float" office:value="-0.133738">
                <text:p>-0.133738</text:p>
              </table:table-cell>
              <table:table-cell office:value-type="float" office:value="0.87868">
                <text:p>0.878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28532">
                <text:p>0.28532</text:p>
              </table:table-cell>
              <table:table-cell office:value-type="float" office:value="-0.148665">
                <text:p>-0.148665</text:p>
              </table:table-cell>
              <table:table-cell office:value-type="float" office:value="0.878565">
                <text:p>0.8785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285111">
                <text:p>0.285111</text:p>
              </table:table-cell>
              <table:table-cell office:value-type="float" office:value="-0.149456">
                <text:p>-0.149456</text:p>
              </table:table-cell>
              <table:table-cell office:value-type="float" office:value="0.878375">
                <text:p>0.878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285125">
                <text:p>0.285125</text:p>
              </table:table-cell>
              <table:table-cell office:value-type="float" office:value="-0.149402">
                <text:p>-0.149402</text:p>
              </table:table-cell>
              <table:table-cell office:value-type="float" office:value="0.878388">
                <text:p>0.8783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285124">
                <text:p>0.285124</text:p>
              </table:table-cell>
              <table:table-cell office:value-type="float" office:value="-0.149406">
                <text:p>-0.149406</text:p>
              </table:table-cell>
              <table:table-cell office:value-type="float" office:value="0.878387">
                <text:p>0.8783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285124">
                <text:p>0.285124</text:p>
              </table:table-cell>
              <table:table-cell office:value-type="float" office:value="-0.149405">
                <text:p>-0.149405</text:p>
              </table:table-cell>
              <table:table-cell office:value-type="float" office:value="0.878387">
                <text:p>0.8783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285124">
                <text:p>0.285124</text:p>
              </table:table-cell>
              <table:table-cell office:value-type="float" office:value="-0.149405">
                <text:p>-0.149405</text:p>
              </table:table-cell>
              <table:table-cell office:value-type="float" office:value="0.878387">
                <text:p>0.8783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285124">
                <text:p>0.285124</text:p>
              </table:table-cell>
              <table:table-cell office:value-type="float" office:value="-0.149405">
                <text:p>-0.149405</text:p>
              </table:table-cell>
              <table:table-cell office:value-type="float" office:value="0.878387">
                <text:p>0.8783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285124">
                <text:p>0.285124</text:p>
              </table:table-cell>
              <table:table-cell office:value-type="float" office:value="-0.149405">
                <text:p>-0.149405</text:p>
              </table:table-cell>
              <table:table-cell office:value-type="float" office:value="0.878387">
                <text:p>0.8783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285124">
                <text:p>0.285124</text:p>
              </table:table-cell>
              <table:table-cell office:value-type="float" office:value="-0.149405">
                <text:p>-0.149405</text:p>
              </table:table-cell>
              <table:table-cell office:value-type="float" office:value="0.878387">
                <text:p>0.8783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285124">
                <text:p>0.285124</text:p>
              </table:table-cell>
              <table:table-cell office:value-type="float" office:value="-0.149405">
                <text:p>-0.149405</text:p>
              </table:table-cell>
              <table:table-cell office:value-type="float" office:value="0.878387">
                <text:p>0.8783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285124">
                <text:p>0.285124</text:p>
              </table:table-cell>
              <table:table-cell office:value-type="float" office:value="-0.149405">
                <text:p>-0.149405</text:p>
              </table:table-cell>
              <table:table-cell office:value-type="float" office:value="0.878387">
                <text:p>0.8783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286787">
                <text:p>0.286787</text:p>
              </table:table-cell>
              <table:table-cell office:value-type="float" office:value="-0.134279">
                <text:p>-0.134279</text:p>
              </table:table-cell>
              <table:table-cell office:value-type="float" office:value="0.884447">
                <text:p>0.8844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287873">
                <text:p>0.287873</text:p>
              </table:table-cell>
              <table:table-cell office:value-type="float" office:value="-0.118181">
                <text:p>-0.118181</text:p>
              </table:table-cell>
              <table:table-cell office:value-type="float" office:value="0.890695">
                <text:p>0.8906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288195">
                <text:p>0.288195</text:p>
              </table:table-cell>
              <table:table-cell office:value-type="float" office:value="-0.101797">
                <text:p>-0.101797</text:p>
              </table:table-cell>
              <table:table-cell office:value-type="float" office:value="0.896958">
                <text:p>0.8969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287726">
                <text:p>0.287726</text:p>
              </table:table-cell>
              <table:table-cell office:value-type="float" office:value="-0.0851595">
                <text:p>-0.0851595</text:p>
              </table:table-cell>
              <table:table-cell office:value-type="float" office:value="0.903217">
                <text:p>0.9032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286444">
                <text:p>0.286444</text:p>
              </table:table-cell>
              <table:table-cell office:value-type="float" office:value="-0.0683403">
                <text:p>-0.0683403</text:p>
              </table:table-cell>
              <table:table-cell office:value-type="float" office:value="0.909438">
                <text:p>0.9094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284338">
                <text:p>0.284338</text:p>
              </table:table-cell>
              <table:table-cell office:value-type="float" office:value="-0.0514165">
                <text:p>-0.0514165</text:p>
              </table:table-cell>
              <table:table-cell office:value-type="float" office:value="0.915587">
                <text:p>0.9155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281408">
                <text:p>0.281408</text:p>
              </table:table-cell>
              <table:table-cell office:value-type="float" office:value="-0.0344676">
                <text:p>-0.0344676</text:p>
              </table:table-cell>
              <table:table-cell office:value-type="float" office:value="0.921632">
                <text:p>0.9216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277664">
                <text:p>0.277664</text:p>
              </table:table-cell>
              <table:table-cell office:value-type="float" office:value="-0.0175742">
                <text:p>-0.0175742</text:p>
              </table:table-cell>
              <table:table-cell office:value-type="float" office:value="0.927538">
                <text:p>0.9275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273128">
                <text:p>0.273128</text:p>
              </table:table-cell>
              <table:table-cell office:value-type="float" office:value="-0.000816205">
                <text:p>-0.000816205</text:p>
              </table:table-cell>
              <table:table-cell office:value-type="float" office:value="0.933275">
                <text:p>0.9332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267833">
                <text:p>0.267833</text:p>
              </table:table-cell>
              <table:table-cell office:value-type="float" office:value="0.015729">
                <text:p>0.015729</text:p>
              </table:table-cell>
              <table:table-cell office:value-type="float" office:value="0.938814">
                <text:p>0.9388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267652">
                <text:p>0.267652</text:p>
              </table:table-cell>
              <table:table-cell office:value-type="float" office:value="0.0166281">
                <text:p>0.0166281</text:p>
              </table:table-cell>
              <table:table-cell office:value-type="float" office:value="0.938982">
                <text:p>0.9389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267664">
                <text:p>0.267664</text:p>
              </table:table-cell>
              <table:table-cell office:value-type="float" office:value="0.0165801">
                <text:p>0.0165801</text:p>
              </table:table-cell>
              <table:table-cell office:value-type="float" office:value="0.938971">
                <text:p>0.93897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267663">
                <text:p>0.267663</text:p>
              </table:table-cell>
              <table:table-cell office:value-type="float" office:value="0.0165827">
                <text:p>0.0165827</text:p>
              </table:table-cell>
              <table:table-cell office:value-type="float" office:value="0.938972">
                <text:p>0.9389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267663">
                <text:p>0.267663</text:p>
              </table:table-cell>
              <table:table-cell office:value-type="float" office:value="0.0165826">
                <text:p>0.0165826</text:p>
              </table:table-cell>
              <table:table-cell office:value-type="float" office:value="0.938972">
                <text:p>0.9389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267663">
                <text:p>0.267663</text:p>
              </table:table-cell>
              <table:table-cell office:value-type="float" office:value="0.0165826">
                <text:p>0.0165826</text:p>
              </table:table-cell>
              <table:table-cell office:value-type="float" office:value="0.938972">
                <text:p>0.9389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267663">
                <text:p>0.267663</text:p>
              </table:table-cell>
              <table:table-cell office:value-type="float" office:value="0.0165826">
                <text:p>0.0165826</text:p>
              </table:table-cell>
              <table:table-cell office:value-type="float" office:value="0.938972">
                <text:p>0.9389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267663">
                <text:p>0.267663</text:p>
              </table:table-cell>
              <table:table-cell office:value-type="float" office:value="0.0165826">
                <text:p>0.0165826</text:p>
              </table:table-cell>
              <table:table-cell office:value-type="float" office:value="0.938972">
                <text:p>0.9389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267663">
                <text:p>0.267663</text:p>
              </table:table-cell>
              <table:table-cell office:value-type="float" office:value="0.0165826">
                <text:p>0.0165826</text:p>
              </table:table-cell>
              <table:table-cell office:value-type="float" office:value="0.938972">
                <text:p>0.9389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267663">
                <text:p>0.267663</text:p>
              </table:table-cell>
              <table:table-cell office:value-type="float" office:value="0.0165826">
                <text:p>0.0165826</text:p>
              </table:table-cell>
              <table:table-cell office:value-type="float" office:value="0.938972">
                <text:p>0.93897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267663">
                <text:p>0.267663</text:p>
              </table:table-cell>
              <table:table-cell office:value-type="float" office:value="0.0165826">
                <text:p>0.0165826</text:p>
              </table:table-cell>
              <table:table-cell office:value-type="float" office:value="0.938972">
                <text:p>0.9389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267503">
                <text:p>0.267503</text:p>
              </table:table-cell>
              <table:table-cell office:value-type="float" office:value="0.00120404">
                <text:p>0.00120404</text:p>
              </table:table-cell>
              <table:table-cell office:value-type="float" office:value="0.939106">
                <text:p>0.9391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266733">
                <text:p>0.266733</text:p>
              </table:table-cell>
              <table:table-cell office:value-type="float" office:value="-0.0152164">
                <text:p>-0.0152164</text:p>
              </table:table-cell>
              <table:table-cell office:value-type="float" office:value="0.93905">
                <text:p>0.9390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265295">
                <text:p>0.265295</text:p>
              </table:table-cell>
              <table:table-cell office:value-type="float" office:value="-0.0315161">
                <text:p>-0.0315161</text:p>
              </table:table-cell>
              <table:table-cell office:value-type="float" office:value="0.938873">
                <text:p>0.9388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263194">
                <text:p>0.263194</text:p>
              </table:table-cell>
              <table:table-cell office:value-type="float" office:value="-0.0476674">
                <text:p>-0.0476674</text:p>
              </table:table-cell>
              <table:table-cell office:value-type="float" office:value="0.938582">
                <text:p>0.9385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260454">
                <text:p>0.260454</text:p>
              </table:table-cell>
              <table:table-cell office:value-type="float" office:value="-0.0636075">
                <text:p>-0.0636075</text:p>
              </table:table-cell>
              <table:table-cell office:value-type="float" office:value="0.93818">
                <text:p>0.938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257102">
                <text:p>0.257102</text:p>
              </table:table-cell>
              <table:table-cell office:value-type="float" office:value="-0.0792784">
                <text:p>-0.0792784</text:p>
              </table:table-cell>
              <table:table-cell office:value-type="float" office:value="0.93767">
                <text:p>0.937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253169">
                <text:p>0.253169</text:p>
              </table:table-cell>
              <table:table-cell office:value-type="float" office:value="-0.0946271">
                <text:p>-0.0946271</text:p>
              </table:table-cell>
              <table:table-cell office:value-type="float" office:value="0.937057">
                <text:p>0.9370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248695">
                <text:p>0.248695</text:p>
              </table:table-cell>
              <table:table-cell office:value-type="float" office:value="-0.109606">
                <text:p>-0.109606</text:p>
              </table:table-cell>
              <table:table-cell office:value-type="float" office:value="0.936348">
                <text:p>0.9363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24372">
                <text:p>0.24372</text:p>
              </table:table-cell>
              <table:table-cell office:value-type="float" office:value="-0.124173">
                <text:p>-0.124173</text:p>
              </table:table-cell>
              <table:table-cell office:value-type="float" office:value="0.935548">
                <text:p>0.9355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1cm" chart:symbol-height="0.0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61">
      <style:chart-properties chart:symbol-type="named-symbol" chart:symbol-name="diamond" chart:symbol-width="0.01cm" chart:symbol-height="0.01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01cm" chart:symbol-height="0.01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634cm" svg:y="0.316cm" chart:style-name="ch2">
          <text:p>Tool Rotation</text:p>
        </chart:title>
        <chart:legend chart:legend-position="end" svg:x="13.915cm" svg:y="3.703cm" style:legend-expansion="high" chart:style-name="ch3"/>
        <chart:plot-area chart:style-name="ch4" table:cell-range-address="Sheet1.A1:Sheet1.A501 Sheet1.N1:Sheet1.P501" chart:data-source-has-labels="row" svg:x="1.331cm" svg:y="1.275cm" svg:width="12.264cm" svg:height="6.564cm">
          <chartooo:coordinate-region svg:x="2.164cm" svg:y="1.474cm" svg:width="11.244cm" svg:height="6.166cm"/>
          <chart:axis chart:dimension="x" chart:name="primary-x" chart:style-name="ch5">
            <chart:title svg:x="5.951cm" svg:y="8.019cm" chart:style-name="ch6">
              <text:p>Marker motion steps</text:p>
            </chart:title>
          </chart:axis>
          <chart:axis chart:dimension="y" chart:name="primary-y" chart:style-name="ch5">
            <chart:title svg:x="0.451cm" svg:y="5.196cm" chart:style-name="ch7">
              <text:p>Position</text:p>
            </chart:title>
            <chart:grid chart:style-name="ch8" chart:class="major"/>
          </chart:axis>
          <chart:series chart:style-name="ch9" chart:values-cell-range-address="Sheet1.N1:Sheet1.N501" loext:label-string="roll" chart:class="chart:scatter">
            <chart:domain table:cell-range-address="Sheet1.A1:Sheet1.A501"/>
            <chart:data-point chart:repeated="501"/>
          </chart:series>
          <chart:series chart:style-name="ch10" chart:values-cell-range-address="Sheet1.O1:Sheet1.O501" loext:label-string="pitch" chart:class="chart:scatter">
            <chart:data-point chart:repeated="501"/>
          </chart:series>
          <chart:series chart:style-name="ch11" chart:values-cell-range-address="Sheet1.P1:Sheet1.P501" loext:label-string="yaw" chart:class="chart:scatter">
            <chart:data-point chart:repeated="5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oll</text:p>
              </table:table-cell>
              <table:table-cell office:value-type="string">
                <text:p>pitch</text:p>
              </table:table-cell>
              <table:table-cell office:value-type="string">
                <text:p>ya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501</svg:desc>
                </draw:g>
              </table:table-cell>
              <table:table-cell office:value-type="float" office:value="-1.5708">
                <text:p>-1.5708</text:p>
                <draw:g>
                  <svg:desc>Sheet1.N1:Sheet1.N501</svg:desc>
                </draw:g>
              </table:table-cell>
              <table:table-cell office:value-type="float" office:value="-4.87609E-020">
                <text:p>-4.87609E-020</text:p>
                <draw:g>
                  <svg:desc>Sheet1.O1:Sheet1.O501</svg:desc>
                </draw:g>
              </table:table-cell>
              <table:table-cell office:value-type="float" office:value="-1.57">
                <text:p>-1.57</text:p>
                <draw:g>
                  <svg:desc>Sheet1.P1:Sheet1.P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1.5708">
                <text:p>-1.5708</text:p>
              </table:table-cell>
              <table:table-cell office:value-type="float" office:value="-4.87609E-020">
                <text:p>-4.87609E-020</text:p>
              </table:table-cell>
              <table:table-cell office:value-type="float" office:value="-1.57">
                <text:p>-1.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1.60572">
                <text:p>-1.60572</text:p>
              </table:table-cell>
              <table:table-cell office:value-type="float" office:value="0.00547065">
                <text:p>0.00547065</text:p>
              </table:table-cell>
              <table:table-cell office:value-type="float" office:value="-1.56944">
                <text:p>-1.569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1.64096">
                <text:p>-1.64096</text:p>
              </table:table-cell>
              <table:table-cell office:value-type="float" office:value="0.0110341">
                <text:p>0.0110341</text:p>
              </table:table-cell>
              <table:table-cell office:value-type="float" office:value="-1.56918">
                <text:p>-1.569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1.67599">
                <text:p>-1.67599</text:p>
              </table:table-cell>
              <table:table-cell office:value-type="float" office:value="0.0166032">
                <text:p>0.0166032</text:p>
              </table:table-cell>
              <table:table-cell office:value-type="float" office:value="-1.5689">
                <text:p>-1.56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1.71073">
                <text:p>-1.71073</text:p>
              </table:table-cell>
              <table:table-cell office:value-type="float" office:value="0.0221642">
                <text:p>0.0221642</text:p>
              </table:table-cell>
              <table:table-cell office:value-type="float" office:value="-1.56858">
                <text:p>-1.568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1.74509">
                <text:p>-1.74509</text:p>
              </table:table-cell>
              <table:table-cell office:value-type="float" office:value="0.0277032">
                <text:p>0.0277032</text:p>
              </table:table-cell>
              <table:table-cell office:value-type="float" office:value="-1.56823">
                <text:p>-1.568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1.77899">
                <text:p>-1.77899</text:p>
              </table:table-cell>
              <table:table-cell office:value-type="float" office:value="0.0332068">
                <text:p>0.0332068</text:p>
              </table:table-cell>
              <table:table-cell office:value-type="float" office:value="-1.56787">
                <text:p>-1.567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1.81235">
                <text:p>-1.81235</text:p>
              </table:table-cell>
              <table:table-cell office:value-type="float" office:value="0.0386618">
                <text:p>0.0386618</text:p>
              </table:table-cell>
              <table:table-cell office:value-type="float" office:value="-1.56748">
                <text:p>-1.567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1.8451">
                <text:p>-1.8451</text:p>
              </table:table-cell>
              <table:table-cell office:value-type="float" office:value="0.044056">
                <text:p>0.044056</text:p>
              </table:table-cell>
              <table:table-cell office:value-type="float" office:value="-1.56708">
                <text:p>-1.567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1.87719">
                <text:p>-1.87719</text:p>
              </table:table-cell>
              <table:table-cell office:value-type="float" office:value="0.0493779">
                <text:p>0.0493779</text:p>
              </table:table-cell>
              <table:table-cell office:value-type="float" office:value="-1.56667">
                <text:p>-1.5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1.87886">
                <text:p>-1.87886</text:p>
              </table:table-cell>
              <table:table-cell office:value-type="float" office:value="0.0496424">
                <text:p>0.0496424</text:p>
              </table:table-cell>
              <table:table-cell office:value-type="float" office:value="-1.56712">
                <text:p>-1.567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1.87874">
                <text:p>-1.87874</text:p>
              </table:table-cell>
              <table:table-cell office:value-type="float" office:value="0.0496242">
                <text:p>0.0496242</text:p>
              </table:table-cell>
              <table:table-cell office:value-type="float" office:value="-1.56709">
                <text:p>-1.567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1.87875">
                <text:p>-1.87875</text:p>
              </table:table-cell>
              <table:table-cell office:value-type="float" office:value="0.0496255">
                <text:p>0.0496255</text:p>
              </table:table-cell>
              <table:table-cell office:value-type="float" office:value="-1.56709">
                <text:p>-1.567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1.87875">
                <text:p>-1.87875</text:p>
              </table:table-cell>
              <table:table-cell office:value-type="float" office:value="0.0496254">
                <text:p>0.0496254</text:p>
              </table:table-cell>
              <table:table-cell office:value-type="float" office:value="-1.56709">
                <text:p>-1.567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1.87875">
                <text:p>-1.87875</text:p>
              </table:table-cell>
              <table:table-cell office:value-type="float" office:value="0.0496254">
                <text:p>0.0496254</text:p>
              </table:table-cell>
              <table:table-cell office:value-type="float" office:value="-1.56709">
                <text:p>-1.5670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1.87875">
                <text:p>-1.87875</text:p>
              </table:table-cell>
              <table:table-cell office:value-type="float" office:value="0.0496254">
                <text:p>0.0496254</text:p>
              </table:table-cell>
              <table:table-cell office:value-type="float" office:value="-1.56709">
                <text:p>-1.567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1.87875">
                <text:p>-1.87875</text:p>
              </table:table-cell>
              <table:table-cell office:value-type="float" office:value="0.0496254">
                <text:p>0.0496254</text:p>
              </table:table-cell>
              <table:table-cell office:value-type="float" office:value="-1.56709">
                <text:p>-1.567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1.87875">
                <text:p>-1.87875</text:p>
              </table:table-cell>
              <table:table-cell office:value-type="float" office:value="0.0496254">
                <text:p>0.0496254</text:p>
              </table:table-cell>
              <table:table-cell office:value-type="float" office:value="-1.56709">
                <text:p>-1.567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1.87875">
                <text:p>-1.87875</text:p>
              </table:table-cell>
              <table:table-cell office:value-type="float" office:value="0.0496254">
                <text:p>0.0496254</text:p>
              </table:table-cell>
              <table:table-cell office:value-type="float" office:value="-1.56709">
                <text:p>-1.567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1.87875">
                <text:p>-1.87875</text:p>
              </table:table-cell>
              <table:table-cell office:value-type="float" office:value="0.0496254">
                <text:p>0.0496254</text:p>
              </table:table-cell>
              <table:table-cell office:value-type="float" office:value="-1.56709">
                <text:p>-1.567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1.84756">
                <text:p>-1.84756</text:p>
              </table:table-cell>
              <table:table-cell office:value-type="float" office:value="0.0447112">
                <text:p>0.0447112</text:p>
              </table:table-cell>
              <table:table-cell office:value-type="float" office:value="-1.55206">
                <text:p>-1.552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1.81468">
                <text:p>-1.81468</text:p>
              </table:table-cell>
              <table:table-cell office:value-type="float" office:value="0.0392686">
                <text:p>0.0392686</text:p>
              </table:table-cell>
              <table:table-cell office:value-type="float" office:value="-1.53644">
                <text:p>-1.536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1.7815">
                <text:p>-1.7815</text:p>
              </table:table-cell>
              <table:table-cell office:value-type="float" office:value="0.0335021">
                <text:p>0.0335021</text:p>
              </table:table-cell>
              <table:table-cell office:value-type="float" office:value="-1.52062">
                <text:p>-1.520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1.74804">
                <text:p>-1.74804</text:p>
              </table:table-cell>
              <table:table-cell office:value-type="float" office:value="0.0274012">
                <text:p>0.0274012</text:p>
              </table:table-cell>
              <table:table-cell office:value-type="float" office:value="-1.50463">
                <text:p>-1.504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1.71439">
                <text:p>-1.71439</text:p>
              </table:table-cell>
              <table:table-cell office:value-type="float" office:value="0.0209716">
                <text:p>0.0209716</text:p>
              </table:table-cell>
              <table:table-cell office:value-type="float" office:value="-1.48854">
                <text:p>-1.488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1.68065">
                <text:p>-1.68065</text:p>
              </table:table-cell>
              <table:table-cell office:value-type="float" office:value="0.014223">
                <text:p>0.014223</text:p>
              </table:table-cell>
              <table:table-cell office:value-type="float" office:value="-1.47242">
                <text:p>-1.4724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1.64692">
                <text:p>-1.64692</text:p>
              </table:table-cell>
              <table:table-cell office:value-type="float" office:value="0.00716939">
                <text:p>0.00716939</text:p>
              </table:table-cell>
              <table:table-cell office:value-type="float" office:value="-1.45634">
                <text:p>-1.456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1.61329">
                <text:p>-1.61329</text:p>
              </table:table-cell>
              <table:table-cell office:value-type="float" office:value="-0.00017082">
                <text:p>-0.00017082</text:p>
              </table:table-cell>
              <table:table-cell office:value-type="float" office:value="-1.44037">
                <text:p>-1.440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1.57987">
                <text:p>-1.57987</text:p>
              </table:table-cell>
              <table:table-cell office:value-type="float" office:value="-0.0077753">
                <text:p>-0.0077753</text:p>
              </table:table-cell>
              <table:table-cell office:value-type="float" office:value="-1.42459">
                <text:p>-1.424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1.54675">
                <text:p>-1.54675</text:p>
              </table:table-cell>
              <table:table-cell office:value-type="float" office:value="-0.0156181">
                <text:p>-0.0156181</text:p>
              </table:table-cell>
              <table:table-cell office:value-type="float" office:value="-1.40905">
                <text:p>-1.409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1.54494">
                <text:p>-1.54494</text:p>
              </table:table-cell>
              <table:table-cell office:value-type="float" office:value="-0.0160374">
                <text:p>-0.0160374</text:p>
              </table:table-cell>
              <table:table-cell office:value-type="float" office:value="-1.40857">
                <text:p>-1.408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1.54503">
                <text:p>-1.54503</text:p>
              </table:table-cell>
              <table:table-cell office:value-type="float" office:value="-0.0160148">
                <text:p>-0.0160148</text:p>
              </table:table-cell>
              <table:table-cell office:value-type="float" office:value="-1.40861">
                <text:p>-1.408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1.54503">
                <text:p>-1.54503</text:p>
              </table:table-cell>
              <table:table-cell office:value-type="float" office:value="-0.0160161">
                <text:p>-0.0160161</text:p>
              </table:table-cell>
              <table:table-cell office:value-type="float" office:value="-1.4086">
                <text:p>-1.40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1.54503">
                <text:p>-1.54503</text:p>
              </table:table-cell>
              <table:table-cell office:value-type="float" office:value="-0.016016">
                <text:p>-0.016016</text:p>
              </table:table-cell>
              <table:table-cell office:value-type="float" office:value="-1.4086">
                <text:p>-1.40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1.54503">
                <text:p>-1.54503</text:p>
              </table:table-cell>
              <table:table-cell office:value-type="float" office:value="-0.016016">
                <text:p>-0.016016</text:p>
              </table:table-cell>
              <table:table-cell office:value-type="float" office:value="-1.4086">
                <text:p>-1.40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1.54503">
                <text:p>-1.54503</text:p>
              </table:table-cell>
              <table:table-cell office:value-type="float" office:value="-0.016016">
                <text:p>-0.016016</text:p>
              </table:table-cell>
              <table:table-cell office:value-type="float" office:value="-1.4086">
                <text:p>-1.40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1.54503">
                <text:p>-1.54503</text:p>
              </table:table-cell>
              <table:table-cell office:value-type="float" office:value="-0.016016">
                <text:p>-0.016016</text:p>
              </table:table-cell>
              <table:table-cell office:value-type="float" office:value="-1.4086">
                <text:p>-1.40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1.54503">
                <text:p>-1.54503</text:p>
              </table:table-cell>
              <table:table-cell office:value-type="float" office:value="-0.016016">
                <text:p>-0.016016</text:p>
              </table:table-cell>
              <table:table-cell office:value-type="float" office:value="-1.4086">
                <text:p>-1.40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1.54503">
                <text:p>-1.54503</text:p>
              </table:table-cell>
              <table:table-cell office:value-type="float" office:value="-0.016016">
                <text:p>-0.016016</text:p>
              </table:table-cell>
              <table:table-cell office:value-type="float" office:value="-1.4086">
                <text:p>-1.40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1.54503">
                <text:p>-1.54503</text:p>
              </table:table-cell>
              <table:table-cell office:value-type="float" office:value="-0.016016">
                <text:p>-0.016016</text:p>
              </table:table-cell>
              <table:table-cell office:value-type="float" office:value="-1.4086">
                <text:p>-1.40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1.57611">
                <text:p>-1.57611</text:p>
              </table:table-cell>
              <table:table-cell office:value-type="float" office:value="-0.00907406">
                <text:p>-0.00907406</text:p>
              </table:table-cell>
              <table:table-cell office:value-type="float" office:value="-1.40832">
                <text:p>-1.408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1.60932">
                <text:p>-1.60932</text:p>
              </table:table-cell>
              <table:table-cell office:value-type="float" office:value="-0.00161564">
                <text:p>-0.00161564</text:p>
              </table:table-cell>
              <table:table-cell office:value-type="float" office:value="-1.40841">
                <text:p>-1.408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1.64235">
                <text:p>-1.64235</text:p>
              </table:table-cell>
              <table:table-cell office:value-type="float" office:value="0.00583654">
                <text:p>0.00583654</text:p>
              </table:table-cell>
              <table:table-cell office:value-type="float" office:value="-1.40868">
                <text:p>-1.408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1.6752">
                <text:p>-1.6752</text:p>
              </table:table-cell>
              <table:table-cell office:value-type="float" office:value="0.0132786">
                <text:p>0.0132786</text:p>
              </table:table-cell>
              <table:table-cell office:value-type="float" office:value="-1.40911">
                <text:p>-1.409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1.7078">
                <text:p>-1.7078</text:p>
              </table:table-cell>
              <table:table-cell office:value-type="float" office:value="0.0206901">
                <text:p>0.0206901</text:p>
              </table:table-cell>
              <table:table-cell office:value-type="float" office:value="-1.40971">
                <text:p>-1.4097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1.74006">
                <text:p>-1.74006</text:p>
              </table:table-cell>
              <table:table-cell office:value-type="float" office:value="0.0280513">
                <text:p>0.0280513</text:p>
              </table:table-cell>
              <table:table-cell office:value-type="float" office:value="-1.41045">
                <text:p>-1.410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1.77192">
                <text:p>-1.77192</text:p>
              </table:table-cell>
              <table:table-cell office:value-type="float" office:value="0.0353435">
                <text:p>0.0353435</text:p>
              </table:table-cell>
              <table:table-cell office:value-type="float" office:value="-1.41134">
                <text:p>-1.411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1.80332">
                <text:p>-1.80332</text:p>
              </table:table-cell>
              <table:table-cell office:value-type="float" office:value="0.042549">
                <text:p>0.042549</text:p>
              </table:table-cell>
              <table:table-cell office:value-type="float" office:value="-1.41236">
                <text:p>-1.4123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1.8342">
                <text:p>-1.8342</text:p>
              </table:table-cell>
              <table:table-cell office:value-type="float" office:value="0.0496517">
                <text:p>0.0496517</text:p>
              </table:table-cell>
              <table:table-cell office:value-type="float" office:value="-1.41351">
                <text:p>-1.413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